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P9" style:family="paragraph" style:parent-style-name="Standard">
      <style:paragraph-properties fo:text-align="justify" fo:break-before="auto" fo:line-height="115%" fo:margin-top="0cm" style:writing-mode="lr-tb"/>
    </style:style>
    <style:style style:name="T9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3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3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3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4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4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4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4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4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0" style:family="paragraph" style:parent-style-name="Standard">
      <style:paragraph-properties fo:text-align="justify" fo:break-before="auto" fo:line-height="115%" fo:margin-top="0cm" style:writing-mode="lr-tb"/>
    </style:style>
    <style:style style:name="T10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1" style:family="paragraph" style:parent-style-name="Standard">
      <style:paragraph-properties fo:text-align="justify" fo:break-before="auto" fo:line-height="115%" fo:margin-top="0cm" style:writing-mode="lr-tb"/>
    </style:style>
    <style:style style:name="T11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_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_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_10" style:family="text"/>
    <style:style style:name="T11_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_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_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_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_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2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3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3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3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4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4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4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4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4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4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5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5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5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5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5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5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5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5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5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5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6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6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62" style:family="text"/>
    <style:style style:name="T12_6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6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6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6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6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6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6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7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7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7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7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7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7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7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7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7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7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8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8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8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8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3" style:family="paragraph" style:parent-style-name="Standard">
      <style:paragraph-properties fo:text-align="justify" fo:break-before="auto" fo:text-indent="1.249cm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P14" style:family="paragraph" style:parent-style-name="Standard">
      <style:paragraph-properties fo:text-align="justify" fo:break-before="auto" fo:text-indent="1.249cm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P15" style:family="paragraph" style:parent-style-name="Standard">
      <style:paragraph-properties fo:text-align="justify" fo:break-before="auto" fo:text-indent="1.249cm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P16" style:family="paragraph" style:parent-style-name="Standard">
      <style:paragraph-properties fo:text-align="justify" fo:break-before="auto" fo:text-indent="1.249cm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P17" style:family="paragraph" style:parent-style-name="Standard">
      <style:paragraph-properties fo:text-align="justify" fo:break-before="auto" fo:text-indent="1.249cm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>
      <style:text-properties fo:font-style="italic" style:font-style-asian="italic" style:font-style-complex="italic"/>
    </style:style>
    <style:style style:name="T17_63" style:family="text">
      <style:text-properties fo:font-style="italic" style:font-style-asian="italic" style:font-style-complex="italic"/>
    </style:style>
    <style:style style:name="T17_64" style:family="text">
      <style:text-properties fo:font-style="italic" style:font-style-asian="italic" style:font-style-complex="italic"/>
    </style:style>
    <style:style style:name="T17_65" style:family="text">
      <style:text-properties fo:font-style="italic" style:font-style-asian="italic" style:font-style-complex="italic"/>
    </style:style>
    <style:style style:name="T17_66" style:family="text">
      <style:text-properties fo:font-style="italic" style:font-style-asian="italic" style:font-style-complex="italic"/>
    </style:style>
    <style:style style:name="T17_67" style:family="text">
      <style:text-properties fo:font-style="italic" style:font-style-asian="italic" style:font-style-complex="italic"/>
    </style:style>
    <style:style style:name="T17_68" style:family="text">
      <style:text-properties fo:font-style="italic" style:font-style-asian="italic" style:font-style-complex="italic"/>
    </style:style>
    <style:style style:name="T17_69" style:family="text">
      <style:text-properties fo:font-style="italic" style:font-style-asian="italic" style:font-style-complex="italic"/>
    </style:style>
    <style:style style:name="T17_70" style:family="text">
      <style:text-properties fo:font-style="italic" style:font-style-asian="italic" style:font-style-complex="italic"/>
    </style:style>
    <style:style style:name="T17_71" style:family="text">
      <style:text-properties fo:font-style="italic" style:font-style-asian="italic" style:font-style-complex="italic"/>
    </style:style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T17_125" style:family="text"/>
    <style:style style:name="T17_126" style:family="text"/>
    <style:style style:name="T17_127" style:family="text"/>
    <style:style style:name="T17_128" style:family="text"/>
    <style:style style:name="T17_129" style:family="text"/>
    <style:style style:name="T17_130" style:family="text"/>
    <style:style style:name="P18" style:family="paragraph" style:parent-style-name="Standard">
      <style:paragraph-properties fo:text-align="justify" fo:break-before="auto" fo:text-indent="1.249cm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P19" style:family="paragraph" style:parent-style-name="Standard">
      <style:paragraph-properties fo:text-align="justify" fo:break-before="auto" fo:text-indent="1.249cm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P20" style:family="paragraph" style:parent-style-name="Standard">
      <style:paragraph-properties fo:text-align="justify" fo:break-before="auto" fo:text-indent="1.249cm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T20_130" style:family="text"/>
    <style:style style:name="T20_131" style:family="text"/>
    <style:style style:name="T20_132" style:family="text"/>
    <style:style style:name="T20_133" style:family="text"/>
    <style:style style:name="T20_134" style:family="text"/>
    <style:style style:name="T20_135" style:family="text"/>
    <style:style style:name="T20_136" style:family="text"/>
    <style:style style:name="T20_137" style:family="text"/>
    <style:style style:name="T20_138" style:family="text"/>
    <style:style style:name="T20_139" style:family="text"/>
    <style:style style:name="T20_140" style:family="text"/>
    <style:style style:name="T20_141" style:family="text"/>
    <style:style style:name="T20_142" style:family="text"/>
    <style:style style:name="T20_143" style:family="text"/>
    <style:style style:name="T20_144" style:family="text"/>
    <style:style style:name="T20_145" style:family="text"/>
    <style:style style:name="T20_146" style:family="text"/>
    <style:style style:name="T20_147" style:family="text"/>
    <style:style style:name="T20_148" style:family="text"/>
    <style:style style:name="P21" style:family="paragraph" style:parent-style-name="Standard">
      <style:paragraph-properties fo:text-align="justify" fo:break-before="auto" fo:text-indent="1.249cm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P22" style:family="paragraph" style:parent-style-name="Standard">
      <style:paragraph-properties fo:text-align="justify" fo:break-before="auto" fo:text-indent="1.249cm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/>
    <style:style style:name="T22_105" style:family="text"/>
    <style:style style:name="T22_106" style:family="text"/>
    <style:style style:name="T22_107" style:family="text"/>
    <style:style style:name="T22_108" style:family="text"/>
    <style:style style:name="T22_109" style:family="text"/>
    <style:style style:name="T22_110" style:family="text"/>
    <style:style style:name="T22_111" style:family="text"/>
    <style:style style:name="T22_112" style:family="text"/>
    <style:style style:name="T22_113" style:family="text"/>
    <style:style style:name="T22_114" style:family="text"/>
    <style:style style:name="T22_115" style:family="text"/>
    <style:style style:name="T22_116" style:family="text"/>
    <style:style style:name="T22_117" style:family="text"/>
    <style:style style:name="T22_118" style:family="text"/>
    <style:style style:name="T22_119" style:family="text"/>
    <style:style style:name="T22_120" style:family="text"/>
    <style:style style:name="T22_121" style:family="text"/>
    <style:style style:name="T22_122" style:family="text"/>
    <style:style style:name="T22_123" style:family="text"/>
    <style:style style:name="T22_124" style:family="text"/>
    <style:style style:name="T22_125" style:family="text"/>
    <style:style style:name="T22_126" style:family="text"/>
    <style:style style:name="T22_127" style:family="text"/>
    <style:style style:name="T22_128" style:family="text"/>
    <style:style style:name="T22_129" style:family="text"/>
    <style:style style:name="T22_130" style:family="text"/>
    <style:style style:name="T22_131" style:family="text"/>
    <style:style style:name="T22_132" style:family="text"/>
    <style:style style:name="T22_133" style:family="text"/>
    <style:style style:name="T22_134" style:family="text"/>
    <style:style style:name="T22_135" style:family="text"/>
    <style:style style:name="T22_136" style:family="text"/>
    <style:style style:name="T22_137" style:family="text"/>
    <style:style style:name="T22_138" style:family="text"/>
    <style:style style:name="T22_139" style:family="text"/>
    <style:style style:name="T22_140" style:family="text"/>
    <style:style style:name="T22_141" style:family="text"/>
    <style:style style:name="T22_142" style:family="text"/>
    <style:style style:name="T22_143" style:family="text"/>
    <style:style style:name="T22_144" style:family="text"/>
    <style:style style:name="T22_145" style:family="text"/>
    <style:style style:name="T22_146" style:family="text"/>
    <style:style style:name="T22_147" style:family="text"/>
    <style:style style:name="T22_148" style:family="text"/>
    <style:style style:name="T22_149" style:family="text"/>
    <style:style style:name="T22_150" style:family="text"/>
    <style:style style:name="T22_151" style:family="text"/>
    <style:style style:name="T22_152" style:family="text"/>
    <style:style style:name="T22_153" style:family="text"/>
    <style:style style:name="T22_154" style:family="text"/>
    <style:style style:name="T22_155" style:family="text"/>
    <style:style style:name="T22_156" style:family="text"/>
    <style:style style:name="P23" style:family="paragraph" style:parent-style-name="Standard">
      <style:paragraph-properties fo:text-align="justify" fo:break-before="auto" fo:text-indent="1.249cm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P24" style:family="paragraph" style:parent-style-name="Standard">
      <style:paragraph-properties fo:text-align="justify" fo:break-before="auto" fo:text-indent="1.249cm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P25" style:family="paragraph" style:parent-style-name="Standard">
      <style:paragraph-properties fo:text-align="justify" fo:break-before="auto" fo:text-indent="1.249cm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P26" style:family="paragraph" style:parent-style-name="Standard">
      <style:paragraph-properties fo:text-align="justify" fo:break-before="auto" fo:text-indent="1.249cm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P27" style:family="paragraph" style:parent-style-name="Standard">
      <style:paragraph-properties fo:text-align="justify"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T27_100" style:family="text"/>
    <style:style style:name="T27_101" style:family="text"/>
    <style:style style:name="T27_102" style:family="text"/>
    <style:style style:name="T27_103" style:family="text"/>
    <style:style style:name="T27_104" style:family="text"/>
    <style:style style:name="T27_105" style:family="text"/>
    <style:style style:name="T27_106" style:family="text"/>
    <style:style style:name="T27_107" style:family="text"/>
    <style:style style:name="T27_108" style:family="text"/>
    <style:style style:name="T27_109" style:family="text"/>
    <style:style style:name="T27_110" style:family="text"/>
    <style:style style:name="T27_111" style:family="text"/>
    <style:style style:name="T27_112" style:family="text"/>
    <style:style style:name="T27_113" style:family="text"/>
    <style:style style:name="T27_114" style:family="text"/>
    <style:style style:name="T27_115" style:family="text"/>
    <style:style style:name="T27_116" style:family="text"/>
    <style:style style:name="P28" style:family="paragraph" style:parent-style-name="Standard">
      <style:paragraph-properties fo:text-align="justify"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T28_103" style:family="text"/>
    <style:style style:name="T28_104" style:family="text"/>
    <style:style style:name="T28_105" style:family="text"/>
    <style:style style:name="T28_106" style:family="text"/>
    <style:style style:name="T28_107" style:family="text"/>
    <style:style style:name="T28_108" style:family="text"/>
    <style:style style:name="P29" style:family="paragraph" style:parent-style-name="Standard">
      <style:paragraph-properties fo:text-align="justify"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P30" style:family="paragraph" style:parent-style-name="Standard">
      <style:paragraph-properties fo:text-align="justify" fo:break-before="auto" fo:text-indent="1.249cm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P31" style:family="paragraph" style:parent-style-name="Standard">
      <style:paragraph-properties fo:text-align="justify" fo:break-before="auto" fo:text-indent="1.249cm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/>
    <style:style style:name="T31_103" style:family="text"/>
    <style:style style:name="T31_104" style:family="text"/>
    <style:style style:name="T31_105" style:family="text"/>
    <style:style style:name="T31_106" style:family="text"/>
    <style:style style:name="T31_107" style:family="text"/>
    <style:style style:name="T31_108" style:family="text"/>
    <style:style style:name="T31_109" style:family="text"/>
    <style:style style:name="T31_110" style:family="text"/>
    <style:style style:name="T31_111" style:family="text"/>
    <style:style style:name="T31_112" style:family="text"/>
    <style:style style:name="T31_113" style:family="text"/>
    <style:style style:name="T31_114" style:family="text"/>
    <style:style style:name="T31_115" style:family="text"/>
    <style:style style:name="T31_116" style:family="text"/>
    <style:style style:name="T31_117" style:family="text"/>
    <style:style style:name="T31_118" style:family="text"/>
    <style:style style:name="T31_119" style:family="text"/>
    <style:style style:name="T31_120" style:family="text"/>
    <style:style style:name="T31_121" style:family="text"/>
    <style:style style:name="T31_122" style:family="text"/>
    <style:style style:name="T31_123" style:family="text"/>
    <style:style style:name="T31_124" style:family="text"/>
    <style:style style:name="T31_125" style:family="text"/>
    <style:style style:name="T31_126" style:family="text"/>
    <style:style style:name="T31_127" style:family="text"/>
    <style:style style:name="T31_128" style:family="text"/>
    <style:style style:name="T31_129" style:family="text"/>
    <style:style style:name="T31_130" style:family="text"/>
    <style:style style:name="T31_131" style:family="text"/>
    <style:style style:name="T31_132" style:family="text"/>
    <style:style style:name="T31_133" style:family="text"/>
    <style:style style:name="T31_134" style:family="text"/>
    <style:style style:name="T31_135" style:family="text"/>
    <style:style style:name="T31_136" style:family="text"/>
    <style:style style:name="T31_137" style:family="text"/>
    <style:style style:name="T31_138" style:family="text"/>
    <style:style style:name="T31_139" style:family="text"/>
    <style:style style:name="T31_140" style:family="text"/>
    <style:style style:name="T31_141" style:family="text"/>
    <style:style style:name="T31_142" style:family="text"/>
    <style:style style:name="T31_143" style:family="text"/>
    <style:style style:name="T31_144" style:family="text"/>
    <style:style style:name="T31_145" style:family="text"/>
    <style:style style:name="T31_146" style:family="text"/>
    <style:style style:name="T31_147" style:family="text"/>
    <style:style style:name="T31_148" style:family="text"/>
    <style:style style:name="T31_149" style:family="text"/>
    <style:style style:name="T31_150" style:family="text"/>
    <style:style style:name="T31_151" style:family="text"/>
    <style:style style:name="T31_152" style:family="text"/>
    <style:style style:name="T31_153" style:family="text"/>
    <style:style style:name="T31_154" style:family="text"/>
    <style:style style:name="T31_155" style:family="text"/>
    <style:style style:name="T31_156" style:family="text"/>
    <style:style style:name="T31_157" style:family="text"/>
    <style:style style:name="T31_158" style:family="text"/>
    <style:style style:name="T31_159" style:family="text"/>
    <style:style style:name="T31_160" style:family="text"/>
    <style:style style:name="T31_161" style:family="text"/>
    <style:style style:name="T31_162" style:family="text"/>
    <style:style style:name="T31_163" style:family="text"/>
    <style:style style:name="T31_164" style:family="text"/>
    <style:style style:name="T31_165" style:family="text"/>
    <style:style style:name="T31_166" style:family="text"/>
    <style:style style:name="T31_167" style:family="text"/>
    <style:style style:name="T31_168" style:family="text"/>
    <style:style style:name="T31_169" style:family="text"/>
    <style:style style:name="T31_170" style:family="text"/>
    <style:style style:name="T31_171" style:family="text"/>
    <style:style style:name="T31_172" style:family="text"/>
    <style:style style:name="T31_173" style:family="text"/>
    <style:style style:name="T31_174" style:family="text"/>
    <style:style style:name="T31_175" style:family="text"/>
    <style:style style:name="T31_176" style:family="text"/>
    <style:style style:name="T31_177" style:family="text"/>
    <style:style style:name="T31_178" style:family="text"/>
    <style:style style:name="T31_179" style:family="text"/>
    <style:style style:name="T31_180" style:family="text"/>
    <style:style style:name="T31_181" style:family="text"/>
    <style:style style:name="T31_182" style:family="text"/>
    <style:style style:name="T31_183" style:family="text"/>
    <style:style style:name="T31_184" style:family="text"/>
    <style:style style:name="T31_185" style:family="text"/>
    <style:style style:name="T31_186" style:family="text"/>
    <style:style style:name="T31_187" style:family="text"/>
    <style:style style:name="T31_188" style:family="text"/>
    <style:style style:name="T31_189" style:family="text"/>
    <style:style style:name="T31_190" style:family="text"/>
    <style:style style:name="T31_191" style:family="text"/>
    <style:style style:name="T31_192" style:family="text"/>
    <style:style style:name="T31_193" style:family="text"/>
    <style:style style:name="T31_194" style:family="text"/>
    <style:style style:name="T31_195" style:family="text"/>
    <style:style style:name="T31_196" style:family="text"/>
    <style:style style:name="T31_197" style:family="text"/>
    <style:style style:name="T31_198" style:family="text"/>
    <style:style style:name="T31_199" style:family="text"/>
    <style:style style:name="T31_200" style:family="text"/>
    <style:style style:name="T31_201" style:family="text"/>
    <style:style style:name="T31_202" style:family="text"/>
    <style:style style:name="T31_203" style:family="text"/>
    <style:style style:name="T31_204" style:family="text"/>
    <style:style style:name="T31_205" style:family="text"/>
    <style:style style:name="T31_206" style:family="text"/>
    <style:style style:name="T31_207" style:family="text"/>
    <style:style style:name="T31_208" style:family="text"/>
    <style:style style:name="T31_209" style:family="text"/>
    <style:style style:name="T31_210" style:family="text"/>
    <style:style style:name="T31_211" style:family="text"/>
    <style:style style:name="T31_212" style:family="text"/>
    <style:style style:name="T31_213" style:family="text"/>
    <style:style style:name="T31_214" style:family="text"/>
    <style:style style:name="T31_215" style:family="text"/>
    <style:style style:name="T31_216" style:family="text"/>
    <style:style style:name="T31_217" style:family="text"/>
    <style:style style:name="T31_218" style:family="text"/>
    <style:style style:name="T31_219" style:family="text"/>
    <style:style style:name="T31_220" style:family="text"/>
    <style:style style:name="T31_221" style:family="text"/>
    <style:style style:name="T31_222" style:family="text"/>
    <style:style style:name="T31_223" style:family="text"/>
    <style:style style:name="T31_224" style:family="text"/>
    <style:style style:name="T31_225" style:family="text"/>
    <style:style style:name="T31_226" style:family="text"/>
    <style:style style:name="T31_227" style:family="text"/>
    <style:style style:name="T31_228" style:family="text"/>
    <style:style style:name="T31_229" style:family="text"/>
    <style:style style:name="T31_230" style:family="text"/>
    <style:style style:name="T31_231" style:family="text"/>
    <style:style style:name="T31_232" style:family="text"/>
    <style:style style:name="T31_233" style:family="text"/>
    <style:style style:name="T31_234" style:family="text"/>
    <style:style style:name="T31_235" style:family="text"/>
    <style:style style:name="T31_236" style:family="text"/>
    <style:style style:name="T31_237" style:family="text"/>
    <style:style style:name="P32" style:family="paragraph" style:parent-style-name="Standard">
      <style:paragraph-properties fo:text-align="justify" fo:break-before="auto" fo:text-indent="1.249cm" fo:line-height="115%" style:writing-mode="lr-tb"/>
    </style:style>
    <style:style style:name="P33" style:family="paragraph" style:parent-style-name="Standard">
      <style:paragraph-properties fo:text-align="justify" fo:break-before="auto" fo:text-indent="1.249cm" fo:line-height="115%" style:writing-mode="lr-tb"/>
    </style:style>
    <style:style style:name="P34" style:family="paragraph" style:parent-style-name="Standard">
      <style:paragraph-properties fo:text-align="justify" fo:break-before="auto" fo:line-height="115%" style:writing-mode="lr-tb"/>
    </style:style>
    <style:style style:name="T34_1" style:family="text"/>
    <style:style style:name="P35" style:family="paragraph" style:parent-style-name="Standard">
      <style:paragraph-properties fo:text-align="justify" fo:break-before="auto" fo:line-height="115%" style:writing-mode="lr-tb"/>
    </style:style>
    <style:style style:name="T35_1" style:family="text"/>
  </office:automatic-styles>
  <office:body>
    <office:text>
      <text:p text:style-name="P1"><text:span text:style-name="T1_1">Genetyka</text:span><text:span text:style-name="T1_2"><text:s/></text:span><text:span text:style-name="T1_3">znaczków</text:span></text:p>
      <text:p text:style-name="P2"><text:span text:style-name="T2_1">[</text:span><text:span text:style-name="T2_2">zdjęcia</text:span><text:span text:style-name="T2_3"><text:s/></text:span><text:span text:style-name="T2_4">mogą</text:span><text:span text:style-name="T2_5"><text:s/></text:span><text:span text:style-name="T2_6">zostać</text:span><text:span text:style-name="T2_7"><text:s/></text:span><text:span text:style-name="T2_8">rozmieszczone</text:span><text:span text:style-name="T2_9"><text:s/></text:span><text:span text:style-name="T2_10">losowo</text:span><text:span text:style-name="T2_11">,<text:s/></text:span><text:span text:style-name="T2_12">z</text:span><text:span text:style-name="T2_13"><text:s/></text:span><text:span text:style-name="T2_14">wyjątkiem</text:span><text:span text:style-name="T2_15"><text:s/></text:span><text:span text:style-name="T2_16">Soarina</text:span><text:span text:style-name="T2_17">]</text:span></text:p>
      <text:p text:style-name="P3"><text:span text:style-name="T3_1">https</text:span><text:span text:style-name="T3_2">://</text:span><text:span text:style-name="T3_3">drive</text:span><text:span text:style-name="T3_4">.</text:span><text:span text:style-name="T3_5">google</text:span><text:span text:style-name="T3_6">.</text:span><text:span text:style-name="T3_7">com</text:span><text:span text:style-name="T3_8">/</text:span><text:span text:style-name="T3_9">file</text:span><text:span text:style-name="T3_10">/</text:span><text:span text:style-name="T3_11">d</text:span><text:span text:style-name="T3_12">/0</text:span><text:span text:style-name="T3_13">Byh</text:span><text:span text:style-name="T3_14">5</text:span><text:span text:style-name="T3_15">JvDpwTWdRHRHTGVzTXV</text:span><text:span text:style-name="T3_16">3</text:span><text:span text:style-name="T3_17">dUE</text:span><text:span text:style-name="T3_18">/</text:span><text:span text:style-name="T3_19">view</text:span><text:span text:style-name="T3_20">?</text:span><text:span text:style-name="T3_21">usp</text:span><text:span text:style-name="T3_22">=</text:span><text:span text:style-name="T3_23">sharing</text:span></text:p>
      <text:p text:style-name="P4"><text:bookmark-start text:name="h.gjdgxs"/><text:bookmark-end text:name="h.gjdgxs"/><text:span text:style-name="T4_1">Kwestia</text:span><text:span text:style-name="T4_2"><text:s/></text:span><text:span text:style-name="T4_3">odszukiwania</text:span><text:span text:style-name="T4_4"><text:s/></text:span><text:span text:style-name="T4_5">powiązań</text:span><text:span text:style-name="T4_6"><text:s/></text:span><text:span text:style-name="T4_7">rodzinnych</text:span><text:span text:style-name="T4_8"><text:s/></text:span><text:span text:style-name="T4_9">i</text:span><text:span text:style-name="T4_10"><text:s/></text:span><text:span text:style-name="T4_11">ich</text:span><text:span text:style-name="T4_12"><text:s/></text:span><text:span text:style-name="T4_13">wpływu</text:span><text:span text:style-name="T4_14"><text:s/></text:span><text:span text:style-name="T4_15">na</text:span><text:span text:style-name="T4_16"><text:s/></text:span><text:span text:style-name="T4_17">aparycję</text:span><text:span text:style-name="T4_18"><text:s/></text:span><text:span text:style-name="T4_19">kucyków</text:span><text:span text:style-name="T4_20"><text:s/></text:span><text:span text:style-name="T4_21">jest</text:span><text:span text:style-name="T4_22"><text:s/></text:span><text:span text:style-name="T4_23">dość</text:span><text:span text:style-name="T4_24"><text:s/></text:span><text:span text:style-name="T4_25">niejednoznaczna</text:span><text:span text:style-name="T4_26">.<text:s/></text:span><text:span text:style-name="T4_27">Ktoś</text:span><text:span text:style-name="T4_28"><text:s/></text:span><text:span text:style-name="T4_29">może</text:span><text:span text:style-name="T4_30"><text:s/></text:span><text:span text:style-name="T4_31">zanegować</text:span><text:span text:style-name="T4_32"><text:s/></text:span><text:span text:style-name="T4_33">sam</text:span><text:span text:style-name="T4_34"><text:s/></text:span><text:span text:style-name="T4_35">fakt</text:span><text:span text:style-name="T4_36"><text:s/></text:span><text:span text:style-name="T4_37">dopatrywania</text:span><text:span text:style-name="T4_38"><text:s/></text:span><text:span text:style-name="T4_39">się</text:span><text:span text:style-name="T4_40"><text:s/></text:span><text:span text:style-name="T4_41">powiązań</text:span><text:span text:style-name="T4_42"><text:s/></text:span><text:span text:style-name="T4_43">pomiędzy</text:span><text:span text:style-name="T4_44"><text:s/></text:span><text:span text:style-name="T4_45">członkami</text:span><text:span text:style-name="T4_46"><text:s/></text:span><text:span text:style-name="T4_47">kucykowych</text:span><text:span text:style-name="T4_48"><text:s/></text:span><text:span text:style-name="T4_49">rodzin</text:span><text:span text:style-name="T4_50">.<text:s/></text:span><text:span text:style-name="T4_51">Uzna</text:span><text:span text:style-name="T4_52">,<text:s/></text:span><text:span text:style-name="T4_53">że</text:span><text:span text:style-name="T4_54"><text:s/></text:span><text:span text:style-name="T4_55">jest</text:span><text:span text:style-name="T4_56"><text:s/></text:span><text:span text:style-name="T4_57">to</text:span><text:span text:style-name="T4_58"><text:s/></text:span><text:span text:style-name="T4_59">z</text:span><text:span text:style-name="T4_60"><text:s/></text:span><text:span text:style-name="T4_61">góry</text:span><text:span text:style-name="T4_62"><text:s/></text:span><text:span text:style-name="T4_63">skazane</text:span><text:span text:style-name="T4_64"><text:s/></text:span><text:span text:style-name="T4_65">na</text:span><text:span text:style-name="T4_66"><text:s/></text:span><text:span text:style-name="T4_67">porażkę</text:span><text:span text:style-name="T4_68">,<text:s/></text:span><text:span text:style-name="T4_69">gdyż</text:span><text:span text:style-name="T4_70"><text:s/></text:span><text:span text:style-name="T4_71">twórcy</text:span><text:span text:style-name="T4_72"><text:s/></text:span><text:span text:style-name="T4_73">nie</text:span><text:span text:style-name="T4_74"><text:s/></text:span><text:span text:style-name="T4_75">przejmowali</text:span><text:span text:style-name="T4_76"><text:s/></text:span><text:span text:style-name="T4_77">się</text:span><text:span text:style-name="T4_78"><text:s/></text:span><text:span text:style-name="T4_79">podkreślaniem</text:span><text:span text:style-name="T4_80"><text:s/></text:span><text:span text:style-name="T4_81">podobieństwa</text:span><text:span text:style-name="T4_82">.</text:span></text:p>
      <text:p text:style-name="P5"><text:span text:style-name="T5_1">Otóż</text:span><text:span text:style-name="T5_2"><text:s/></text:span><text:span text:style-name="T5_3">sądzę</text:span><text:span text:style-name="T5_4">,<text:s/></text:span><text:span text:style-name="T5_5">że</text:span><text:span text:style-name="T5_6"><text:s/></text:span><text:span text:style-name="T5_7">mimo</text:span><text:span text:style-name="T5_8"><text:s/></text:span><text:span text:style-name="T5_9">wszystko</text:span><text:span text:style-name="T5_10"><text:s/></text:span><text:span text:style-name="T5_11">jest</text:span><text:span text:style-name="T5_12"><text:s/></text:span><text:span text:style-name="T5_13">kilka</text:span><text:span text:style-name="T5_14"><text:s/></text:span><text:span text:style-name="T5_15">sugestii</text:span><text:span text:style-name="T5_16">,<text:s/></text:span><text:span text:style-name="T5_17">wedle</text:span><text:span text:style-name="T5_18"><text:s/></text:span><text:span text:style-name="T5_19">których</text:span><text:span text:style-name="T5_20"><text:s/></text:span><text:span text:style-name="T5_21">twórcy</text:span><text:span text:style-name="T5_22"><text:s/></text:span><text:span text:style-name="T5_23">jednak</text:span><text:span text:style-name="T5_24"><text:s/></text:span><text:span text:style-name="T5_25">pamiętali</text:span><text:span text:style-name="T5_26"><text:s/></text:span><text:span text:style-name="T5_27">o</text:span><text:span text:style-name="T5_28"><text:s/></text:span><text:span text:style-name="T5_29">tym</text:span><text:span text:style-name="T5_30">.</text:span></text:p>
      <text:p text:style-name="P6"><text:span text:style-name="T6_1">Wbrew</text:span><text:span text:style-name="T6_2"><text:s/></text:span><text:span text:style-name="T6_3">pozorom</text:span><text:span text:style-name="T6_4"><text:s/></text:span><text:span text:style-name="T6_5">nie</text:span><text:span text:style-name="T6_6"><text:s/></text:span><text:span text:style-name="T6_7">chodzi</text:span><text:span text:style-name="T6_8"><text:s/></text:span><text:span text:style-name="T6_9">o</text:span><text:span text:style-name="T6_10"><text:s/></text:span><text:span text:style-name="T6_11">wygląd</text:span><text:span text:style-name="T6_12"><text:s/></text:span><text:span text:style-name="T6_13">zewnętrzny</text:span><text:span text:style-name="T6_14"><text:s/></text:span><text:span text:style-name="T6_15">i</text:span><text:span text:style-name="T6_16"><text:s/></text:span><text:span text:style-name="T6_17">cechy</text:span><text:span text:style-name="T6_18"><text:s/></text:span><text:span text:style-name="T6_19">fenotypowe</text:span><text:span text:style-name="T6_20">,<text:s/></text:span><text:span text:style-name="T6_21">takie</text:span><text:span text:style-name="T6_22"><text:s/></text:span><text:span text:style-name="T6_23">jak</text:span><text:span text:style-name="T6_24"><text:s/></text:span><text:span text:style-name="T6_25">umaszczenie</text:span><text:span text:style-name="T6_26">,<text:s/></text:span><text:span text:style-name="T6_27">kolor</text:span><text:span text:style-name="T6_28"><text:s/></text:span><text:span text:style-name="T6_29">oczu</text:span><text:span text:style-name="T6_30"><text:s/></text:span><text:span text:style-name="T6_31">i</text:span><text:span text:style-name="T6_32"><text:s/></text:span><text:span text:style-name="T6_33">tak</text:span><text:span text:style-name="T6_34"><text:s/></text:span><text:span text:style-name="T6_35">dalej</text:span><text:span text:style-name="T6_36">.<text:s/></text:span><text:span text:style-name="T6_37">Kucyki</text:span><text:span text:style-name="T6_38"><text:s/></text:span><text:span text:style-name="T6_39">w</text:span><text:span text:style-name="T6_40"><text:s/></text:span><text:span text:style-name="T6_41">ramach</text:span><text:span text:style-name="T6_42"><text:s/></text:span><text:span text:style-name="T6_43">jednej</text:span><text:span text:style-name="T6_44"><text:s/></text:span><text:span text:style-name="T6_45">rodziny</text:span><text:span text:style-name="T6_46"><text:s/></text:span><text:span text:style-name="T6_47">nie</text:span><text:span text:style-name="T6_48"><text:s/></text:span><text:span text:style-name="T6_49">zawsze</text:span><text:span text:style-name="T6_50"><text:s/></text:span><text:span text:style-name="T6_51">są</text:span><text:span text:style-name="T6_52"><text:s/></text:span><text:span text:style-name="T6_53">do</text:span><text:span text:style-name="T6_54"><text:s/></text:span><text:span text:style-name="T6_55">siebie</text:span><text:span text:style-name="T6_56"><text:s/></text:span><text:span text:style-name="T6_57">podobne</text:span><text:span text:style-name="T6_58">.<text:s/></text:span><text:span text:style-name="T6_59">Oczywiście</text:span><text:span text:style-name="T6_60"><text:s/></text:span><text:span text:style-name="T6_61">występują</text:span><text:span text:style-name="T6_62"><text:s/></text:span><text:span text:style-name="T6_63">przykłady</text:span><text:span text:style-name="T6_64"><text:s/></text:span><text:span text:style-name="T6_65">potwierdzające</text:span><text:span text:style-name="T6_66"><text:s/></text:span><text:span text:style-name="T6_67">tę</text:span><text:span text:style-name="T6_68"><text:s/></text:span><text:span text:style-name="T6_69">regułę</text:span><text:span text:style-name="T6_70">,<text:s/></text:span><text:span text:style-name="T6_71">ale</text:span><text:span text:style-name="T6_72"><text:s/></text:span><text:span text:style-name="T6_73">jest</text:span><text:span text:style-name="T6_74"><text:s/></text:span><text:span text:style-name="T6_75">równie</text:span><text:span text:style-name="T6_76"><text:s/></text:span><text:span text:style-name="T6_77">dużo</text:span><text:span text:style-name="T6_78"><text:s/></text:span><text:span text:style-name="T6_79">kontrargumentów</text:span><text:span text:style-name="T6_80">.<text:s/></text:span><text:span text:style-name="T6_81">Nie</text:span><text:span text:style-name="T6_82"><text:s/></text:span><text:span text:style-name="T6_83">jest</text:span><text:span text:style-name="T6_84"><text:s/></text:span><text:span text:style-name="T6_85">to</text:span><text:span text:style-name="T6_86"><text:s/></text:span><text:span text:style-name="T6_87">jednak</text:span><text:span text:style-name="T6_88"><text:s/></text:span><text:span text:style-name="T6_89">temat</text:span><text:span text:style-name="T6_90"><text:s/></text:span><text:span text:style-name="T6_91">mojego</text:span><text:span text:style-name="T6_92"><text:s/></text:span><text:span text:style-name="T6_93">artykułu</text:span><text:span text:style-name="T6_94">,<text:s/></text:span><text:span text:style-name="T6_95">więc</text:span><text:span text:style-name="T6_96"><text:s/></text:span><text:span text:style-name="T6_97">przejdę</text:span><text:span text:style-name="T6_98"><text:s/></text:span><text:span text:style-name="T6_99">od</text:span><text:span text:style-name="T6_100"><text:s/></text:span><text:span text:style-name="T6_101">razu</text:span><text:span text:style-name="T6_102"><text:s/></text:span><text:span text:style-name="T6_103">do</text:span><text:span text:style-name="T6_104"><text:s/></text:span><text:span text:style-name="T6_105">sedna</text:span><text:span text:style-name="T6_106">.</text:span></text:p>
      <text:p text:style-name="P7"><text:span text:style-name="T7_1">Zadziwiające</text:span><text:span text:style-name="T7_2"><text:s/></text:span><text:span text:style-name="T7_3">powiązania</text:span><text:span text:style-name="T7_4"><text:s/></text:span><text:span text:style-name="T7_5">rodzinne</text:span><text:span text:style-name="T7_6"><text:s/></text:span><text:span text:style-name="T7_7">wykazują</text:span><text:span text:style-name="T7_8"><text:s/></text:span><text:span text:style-name="T7_9">znaczki</text:span><text:span text:style-name="T7_10"><text:s/></text:span><text:span text:style-name="T7_11">kucyków</text:span><text:span text:style-name="T7_12">.<text:s/></text:span><text:span text:style-name="T7_13">To</text:span><text:span text:style-name="T7_14"><text:s/></text:span><text:span text:style-name="T7_15">nie</text:span><text:span text:style-name="T7_16"><text:s/></text:span><text:span text:style-name="T7_17">żart</text:span><text:span text:style-name="T7_18">,<text:s/></text:span><text:span text:style-name="T7_19">wiele</text:span><text:span text:style-name="T7_20"><text:s/></text:span><text:span text:style-name="T7_21">osób</text:span><text:span text:style-name="T7_22"><text:s/></text:span><text:span text:style-name="T7_23">nie</text:span><text:span text:style-name="T7_24"><text:s/></text:span><text:span text:style-name="T7_25">zauważa</text:span><text:span text:style-name="T7_26"><text:s/></text:span><text:span text:style-name="T7_27">owego</text:span><text:span text:style-name="T7_28"><text:s/></text:span><text:span text:style-name="T7_29">faktu</text:span><text:span text:style-name="T7_30">,<text:s/></text:span><text:span text:style-name="T7_31">więc</text:span><text:span text:style-name="T7_32"><text:s/></text:span><text:span text:style-name="T7_33">w</text:span><text:span text:style-name="T7_34"><text:s/></text:span><text:span text:style-name="T7_35">niejednej</text:span><text:span text:style-name="T7_36"><text:s/></text:span><text:span text:style-name="T7_37">dyskusji</text:span><text:span text:style-name="T7_38"><text:s/></text:span><text:span text:style-name="T7_39">na</text:span><text:span text:style-name="T7_40"><text:s/></text:span><text:span text:style-name="T7_41">temat</text:span><text:span text:style-name="T7_42"><text:s/></text:span><text:span text:style-name="T7_43">analizy</text:span><text:span text:style-name="T7_44"><text:s/></text:span><text:span text:style-name="T7_45">serialu</text:span><text:span text:style-name="T7_46"><text:s/></text:span><text:span text:style-name="T7_47">owa</text:span><text:span text:style-name="T7_48"><text:s/></text:span><text:span text:style-name="T7_49">sprawa</text:span><text:span text:style-name="T7_50"><text:s/></text:span><text:span text:style-name="T7_51">uchodzi</text:span><text:span text:style-name="T7_52"><text:s/></text:span><text:span text:style-name="T7_53">za</text:span><text:span text:style-name="T7_54"><text:s/></text:span><text:span text:style-name="T7_55">paranormalną</text:span><text:span text:style-name="T7_56">.<text:s/></text:span></text:p>
      <text:p text:style-name="P8"><text:span text:style-name="T8_1">Znaczki</text:span><text:span text:style-name="T8_2"><text:s/></text:span><text:span text:style-name="T8_3">pojawiają</text:span><text:span text:style-name="T8_4"><text:s/></text:span><text:span text:style-name="T8_5">się</text:span><text:span text:style-name="T8_6"><text:s/></text:span><text:span text:style-name="T8_7">u</text:span><text:span text:style-name="T8_8"><text:s/></text:span><text:span text:style-name="T8_9">kucyków</text:span><text:span text:style-name="T8_10">,<text:s/></text:span><text:span text:style-name="T8_11">kiedy</text:span><text:span text:style-name="T8_12"><text:s/></text:span><text:span text:style-name="T8_13">te</text:span><text:span text:style-name="T8_14"><text:s/></text:span><text:span text:style-name="T8_15">odkryją</text:span><text:span text:style-name="T8_16"><text:s/></text:span><text:span text:style-name="T8_17">swój</text:span><text:span text:style-name="T8_18"><text:s/></text:span><text:span text:style-name="T8_19">talent</text:span><text:span text:style-name="T8_20">.<text:s/></text:span><text:span text:style-name="T8_21">To</text:span><text:span text:style-name="T8_22"><text:s/></text:span><text:span text:style-name="T8_23">oczywiście</text:span><text:span text:style-name="T8_24"><text:s/></text:span><text:span text:style-name="T8_25">teoria</text:span><text:span text:style-name="T8_26">,<text:s/></text:span><text:span text:style-name="T8_27">która</text:span><text:span text:style-name="T8_28"><text:s/></text:span><text:span text:style-name="T8_29">w</text:span><text:span text:style-name="T8_30"><text:s/></text:span><text:span text:style-name="T8_31">rzeczywistości</text:span><text:span text:style-name="T8_32"><text:s/></text:span><text:span text:style-name="T8_33">serialowej</text:span><text:span text:style-name="T8_34"><text:s/></text:span><text:span text:style-name="T8_35">rozrasta</text:span><text:span text:style-name="T8_36"><text:s/></text:span><text:span text:style-name="T8_37">się</text:span><text:span text:style-name="T8_38"><text:s/></text:span><text:span text:style-name="T8_39">do</text:span><text:span text:style-name="T8_40"><text:s/></text:span><text:span text:style-name="T8_41">poważniejszych</text:span><text:span text:style-name="T8_42"><text:s/></text:span><text:span text:style-name="T8_43">rozmiarów</text:span><text:span text:style-name="T8_44">.<text:s/></text:span><text:span text:style-name="T8_45">Znaczki</text:span><text:span text:style-name="T8_46"><text:s/></text:span><text:span text:style-name="T8_47">są</text:span><text:span text:style-name="T8_48"><text:s/></text:span><text:span text:style-name="T8_49">powiązane</text:span><text:span text:style-name="T8_50"><text:s/></text:span><text:span text:style-name="T8_51">z</text:span><text:span text:style-name="T8_52"><text:s/></text:span><text:span text:style-name="T8_53">czterema</text:span><text:span text:style-name="T8_54"><text:s/></text:span><text:span text:style-name="T8_55">rzeczami</text:span><text:span text:style-name="T8_56">,<text:s/></text:span><text:span text:style-name="T8_57">czasami</text:span><text:span text:style-name="T8_58"><text:s/></text:span><text:span text:style-name="T8_59">z</text:span><text:span text:style-name="T8_60"><text:s/></text:span><text:span text:style-name="T8_61">kilkoma</text:span><text:span text:style-name="T8_62"><text:s/></text:span><text:span text:style-name="T8_63">naraz</text:span><text:span text:style-name="T8_64">:</text:span></text:p>
      <text:list text:style-name="LS1" xml:id="list0">
        <text:list-item>
          <text:p text:style-name="P9"><text:span text:style-name="T9_1">Z</text:span><text:span text:style-name="T9_2"><text:s/></text:span><text:span text:style-name="T9_3">talentem</text:span><text:span text:style-name="T9_4"><text:s/></text:span><text:span text:style-name="T9_5">kucyka</text:span><text:span text:style-name="T9_6"><text:s/>(</text:span><text:span text:style-name="T9_7">Pinkie</text:span><text:span text:style-name="T9_8"><text:s/></text:span><text:span text:style-name="T9_9">Pie</text:span><text:span text:style-name="T9_10">,<text:s/></text:span><text:span text:style-name="T9_11">Nurse</text:span><text:span text:style-name="T9_12"><text:s/></text:span><text:span text:style-name="T9_13">Readheart</text:span><text:span text:style-name="T9_14">).<text:s/></text:span><text:span text:style-name="T9_15">Kucyk</text:span><text:span text:style-name="T9_16"><text:s/></text:span><text:span text:style-name="T9_17">ma</text:span><text:span text:style-name="T9_18"><text:s/></text:span><text:span text:style-name="T9_19">na</text:span><text:span text:style-name="T9_20"><text:s/></text:span><text:span text:style-name="T9_21">znaczku</text:span><text:span text:style-name="T9_22"><text:s/></text:span><text:span text:style-name="T9_23">pewną</text:span><text:span text:style-name="T9_24"><text:s/></text:span><text:span text:style-name="T9_25">graficzną</text:span><text:span text:style-name="T9_26"><text:s/></text:span><text:span text:style-name="T9_27">projekcję</text:span><text:span text:style-name="T9_28"><text:s/></text:span><text:span text:style-name="T9_29">tego</text:span><text:span text:style-name="T9_30">,<text:s/></text:span><text:span text:style-name="T9_31">co</text:span><text:span text:style-name="T9_32"><text:s/></text:span><text:span text:style-name="T9_33">w</text:span><text:span text:style-name="T9_34"><text:s/></text:span><text:span text:style-name="T9_35">życiu</text:span><text:span text:style-name="T9_36"><text:s/></text:span><text:span text:style-name="T9_37">robi</text:span><text:span text:style-name="T9_38"><text:s/></text:span><text:span text:style-name="T9_39">lub</text:span><text:span text:style-name="T9_40"><text:s/></text:span><text:span text:style-name="T9_41">w</text:span><text:span text:style-name="T9_42"><text:s/></text:span><text:span text:style-name="T9_43">czym</text:span><text:span text:style-name="T9_44"><text:s/></text:span><text:span text:style-name="T9_45">jest</text:span><text:span text:style-name="T9_46"><text:s/></text:span><text:span text:style-name="T9_47">dobry</text:span><text:span text:style-name="T9_48">.</text:span></text:p>
        </text:list-item>
        <text:list-item>
          <text:p text:style-name="P10"><text:span text:style-name="T10_1">Z</text:span><text:span text:style-name="T10_2"><text:s/></text:span><text:span text:style-name="T10_3">imieniem</text:span><text:span text:style-name="T10_4"><text:s/>(</text:span><text:span text:style-name="T10_5">Lily</text:span><text:span text:style-name="T10_6"><text:s/></text:span><text:span text:style-name="T10_7">Valley</text:span><text:span text:style-name="T10_8">,<text:s/></text:span><text:span text:style-name="T10_9">Daisy</text:span><text:span text:style-name="T10_10">,<text:s/></text:span><text:span text:style-name="T10_11">Roseluck</text:span><text:span text:style-name="T10_12">).</text:span></text:p>
        </text:list-item>
        <text:list-item>
          <text:p text:style-name="P11"><text:span text:style-name="T11_1">Z</text:span><text:span text:style-name="T11_2"><text:s/></text:span><text:span text:style-name="T11_3">jego</text:span><text:span text:style-name="T11_4"><text:s/></text:span><text:span text:style-name="T11_5">charakterem</text:span><text:span text:style-name="T11_6"><text:s/>(</text:span><text:span text:style-name="T11_7">Spitfire</text:span><text:span text:style-name="T11_8">,<text:s/></text:span><text:span text:style-name="T11_9">wz</text:span><text:span text:style-name="T11_10">g</text:span><text:span text:style-name="T11_11">lędnie</text:span><text:span text:style-name="T11_12"><text:s/></text:span><text:span text:style-name="T11_13">Pinkie</text:span><text:span text:style-name="T11_14"><text:s/></text:span><text:span text:style-name="T11_15">Pie</text:span><text:span text:style-name="T11_16">).</text:span></text:p>
        </text:list-item>
        <text:list-item>
          <text:p text:style-name="P12"><text:span text:style-name="T12_1">Z</text:span><text:span text:style-name="T12_2"><text:s/></text:span><text:span text:style-name="T12_3">przeznaczeniem</text:span><text:span text:style-name="T12_4"><text:s/>(</text:span><text:span text:style-name="T12_5">Twilight</text:span><text:span text:style-name="T12_6"><text:s/></text:span><text:span text:style-name="T12_7">Sparkle</text:span><text:span text:style-name="T12_8">,<text:s/></text:span><text:span text:style-name="T12_9">Księżniczka</text:span><text:span text:style-name="T12_10"><text:s/></text:span><text:span text:style-name="T12_11">Cadance</text:span><text:span text:style-name="T12_12">).<text:s/></text:span><text:span text:style-name="T12_13">Wliczam</text:span><text:span text:style-name="T12_14"><text:s/></text:span><text:span text:style-name="T12_15">tutaj</text:span><text:span text:style-name="T12_16"><text:s/></text:span><text:span text:style-name="T12_17">też</text:span><text:span text:style-name="T12_18"><text:s/></text:span><text:span text:style-name="T12_19">pewne</text:span><text:span text:style-name="T12_20"><text:s/></text:span><text:span text:style-name="T12_21">wyjątkowe</text:span><text:span text:style-name="T12_22"><text:s/></text:span><text:span text:style-name="T12_23">wydarzenia</text:span><text:span text:style-name="T12_24">,<text:s/></text:span><text:span text:style-name="T12_25">których</text:span><text:span text:style-name="T12_26"><text:s/></text:span><text:span text:style-name="T12_27">ten</text:span><text:span text:style-name="T12_28"><text:s/></text:span><text:span text:style-name="T12_29">kucyk</text:span><text:span text:style-name="T12_30"><text:s/></text:span><text:span text:style-name="T12_31">doświadczył</text:span><text:span text:style-name="T12_32"><text:s/></text:span><text:span text:style-name="T12_33">w</text:span><text:span text:style-name="T12_34"><text:s/></text:span><text:span text:style-name="T12_35">chwili</text:span><text:span text:style-name="T12_36"><text:s/></text:span><text:span text:style-name="T12_37">zdobycia</text:span><text:span text:style-name="T12_38"><text:s/></text:span><text:span text:style-name="T12_39">znaczka</text:span><text:span text:style-name="T12_40"><text:s/></text:span><text:span text:style-name="T12_41">lub</text:span><text:span text:style-name="T12_42"><text:s/></text:span><text:span text:style-name="T12_43">znacznie</text:span><text:span text:style-name="T12_44"><text:s/></text:span><text:span text:style-name="T12_45">później</text:span><text:span text:style-name="T12_46">.<text:s/></text:span><text:span text:style-name="T12_47">Tak</text:span><text:span text:style-name="T12_48">,<text:s/></text:span><text:span text:style-name="T12_49">w</text:span><text:span text:style-name="T12_50"><text:s/></text:span><text:span text:style-name="T12_51">przypadku</text:span><text:span text:style-name="T12_52"><text:s/></text:span><text:span text:style-name="T12_53">dwóch</text:span><text:span text:style-name="T12_54"><text:s/></text:span><text:span text:style-name="T12_55">powyższych</text:span><text:span text:style-name="T12_56"><text:s/></text:span><text:span text:style-name="T12_57">księżniczek</text:span><text:span text:style-name="T12_58"><text:s/></text:span><text:span text:style-name="T12_59">mamy</text:span><text:span text:style-name="T12_60"><text:s/></text:span><text:span text:style-name="T12_61">sytuacj</text:span><text:span text:style-name="T12_62">ę</text:span><text:span text:style-name="T12_63">,<text:s/></text:span><text:span text:style-name="T12_64">że</text:span><text:span text:style-name="T12_65"><text:s/></text:span><text:span text:style-name="T12_66">znaczki</text:span><text:span text:style-name="T12_67"><text:s/></text:span><text:span text:style-name="T12_68">przewidziały</text:span><text:span text:style-name="T12_69"><text:s/></text:span><text:span text:style-name="T12_70">w</text:span><text:span text:style-name="T12_71"><text:s/></text:span><text:span text:style-name="T12_72">pewnym</text:span><text:span text:style-name="T12_73"><text:s/></text:span><text:span text:style-name="T12_74">sensie</text:span><text:span text:style-name="T12_75"><text:s/></text:span><text:span text:style-name="T12_76">przyszłość</text:span><text:span text:style-name="T12_77"><text:s/></text:span><text:span text:style-name="T12_78">i</text:span><text:span text:style-name="T12_79"><text:s/></text:span><text:span text:style-name="T12_80">rolę</text:span><text:span text:style-name="T12_81"><text:s/></text:span><text:span text:style-name="T12_82">postaci</text:span><text:span text:style-name="T12_83">.</text:span></text:p>
        </text:list-item>
      </text:list>
      <text:p text:style-name="P13"><text:span text:style-name="T13_1">Wbrew</text:span><text:span text:style-name="T13_2"><text:s/></text:span><text:span text:style-name="T13_3">pozorom</text:span><text:span text:style-name="T13_4">,<text:s/></text:span><text:span text:style-name="T13_5">udaje</text:span><text:span text:style-name="T13_6"><text:s/></text:span><text:span text:style-name="T13_7">się</text:span><text:span text:style-name="T13_8"><text:s/></text:span><text:span text:style-name="T13_9">pogodzić</text:span><text:span text:style-name="T13_10"><text:s/></text:span><text:span text:style-name="T13_11">te</text:span><text:span text:style-name="T13_12"><text:s/></text:span><text:span text:style-name="T13_13">cztery</text:span><text:span text:style-name="T13_14"><text:s/></text:span><text:span text:style-name="T13_15">okoliczności</text:span><text:span text:style-name="T13_16"><text:s/></text:span><text:span text:style-name="T13_17">z</text:span><text:span text:style-name="T13_18"><text:s/></text:span><text:span text:style-name="T13_19">powiazaniami</text:span><text:span text:style-name="T13_20"><text:s/></text:span><text:span text:style-name="T13_21">rodzinnymi</text:span><text:span text:style-name="T13_22">.<text:s/></text:span><text:span text:style-name="T13_23">Zanim</text:span><text:span text:style-name="T13_24"><text:s/></text:span><text:span text:style-name="T13_25">jednak</text:span><text:span text:style-name="T13_26"><text:s/></text:span><text:span text:style-name="T13_27">do</text:span><text:span text:style-name="T13_28"><text:s/></text:span><text:span text:style-name="T13_29">tego</text:span><text:span text:style-name="T13_30"><text:s/></text:span><text:span text:style-name="T13_31">przejdziemy</text:span><text:span text:style-name="T13_32">,<text:s/></text:span><text:span text:style-name="T13_33">to</text:span><text:span text:style-name="T13_34"><text:s/></text:span><text:span text:style-name="T13_35">warto</text:span><text:span text:style-name="T13_36"><text:s/></text:span><text:span text:style-name="T13_37">powiedzieć</text:span><text:span text:style-name="T13_38"><text:s/></text:span><text:span text:style-name="T13_39">kilka</text:span><text:span text:style-name="T13_40"><text:s/></text:span><text:span text:style-name="T13_41">słów</text:span><text:span text:style-name="T13_42"><text:s/></text:span><text:span text:style-name="T13_43">o</text:span><text:span text:style-name="T13_44"><text:s/></text:span><text:span text:style-name="T13_45">samych</text:span><text:span text:style-name="T13_46"><text:s/></text:span><text:span text:style-name="T13_47">rodzinach</text:span><text:span text:style-name="T13_48">.</text:span></text:p>
      <text:p text:style-name="P14"><text:span text:style-name="T14_1">Tych</text:span><text:span text:style-name="T14_2"><text:s/></text:span><text:span text:style-name="T14_3">widzimy</text:span><text:span text:style-name="T14_4"><text:s/></text:span><text:span text:style-name="T14_5">stosunkowo</text:span><text:span text:style-name="T14_6"><text:s/></text:span><text:span text:style-name="T14_7">niewiele</text:span><text:span text:style-name="T14_8">.<text:s/></text:span><text:span text:style-name="T14_9">Z</text:span><text:span text:style-name="T14_10"><text:s/></text:span><text:span text:style-name="T14_11">Mane</text:span><text:span text:style-name="T14_12"><text:s/>6<text:s/></text:span><text:span text:style-name="T14_13">poznajemy</text:span><text:span text:style-name="T14_14"><text:s/></text:span><text:span text:style-name="T14_15">rodziców</text:span><text:span text:style-name="T14_16"><text:s/></text:span><text:span text:style-name="T14_17">zaledwie</text:span><text:span text:style-name="T14_18"><text:s/></text:span><text:span text:style-name="T14_19">trójki</text:span><text:span text:style-name="T14_20"><text:s/>(</text:span><text:span text:style-name="T14_21">Rarity</text:span><text:span text:style-name="T14_22">,<text:s/></text:span><text:span text:style-name="T14_23">Twilight</text:span><text:span text:style-name="T14_24">,<text:s/></text:span><text:span text:style-name="T14_25">Pinkie</text:span><text:span text:style-name="T14_26"><text:s/></text:span><text:span text:style-name="T14_27">Pie</text:span><text:span text:style-name="T14_28">),<text:s/></text:span><text:span text:style-name="T14_29">mamy</text:span><text:span text:style-name="T14_30"><text:s/></text:span><text:span text:style-name="T14_31">ogiera</text:span><text:span text:style-name="T14_32"><text:s/></text:span><text:span text:style-name="T14_33">podejrzanego</text:span><text:span text:style-name="T14_34"><text:s/></text:span><text:span text:style-name="T14_35">o</text:span><text:span text:style-name="T14_36"><text:s/></text:span><text:span text:style-name="T14_37">ojcostwo</text:span><text:span text:style-name="T14_38"><text:s/></text:span><text:span text:style-name="T14_39">Rainbow</text:span><text:span text:style-name="T14_40"><text:s/></text:span><text:span text:style-name="T14_41">Dash</text:span><text:span text:style-name="T14_42">,<text:s/></text:span><text:span text:style-name="T14_43">komunikat</text:span><text:span text:style-name="T14_44"><text:s/></text:span><text:span text:style-name="T14_45">twórców</text:span><text:span text:style-name="T14_46">,<text:s/></text:span><text:span text:style-name="T14_47">że</text:span><text:span text:style-name="T14_48"><text:s/></text:span><text:span text:style-name="T14_49">Applejack</text:span><text:span text:style-name="T14_50"><text:s/></text:span><text:span text:style-name="T14_51">jest</text:span><text:span text:style-name="T14_52"><text:s/></text:span><text:span text:style-name="T14_53">sierotą</text:span><text:span text:style-name="T14_54"><text:s/></text:span><text:span text:style-name="T14_55">i</text:span><text:span text:style-name="T14_56"><text:s/></text:span><text:span text:style-name="T14_57">wielką</text:span><text:span text:style-name="T14_58"><text:s/></text:span><text:span text:style-name="T14_59">niewiadomą</text:span><text:span text:style-name="T14_60"><text:s/></text:span><text:span text:style-name="T14_61">w</text:span><text:span text:style-name="T14_62"><text:s/></text:span><text:span text:style-name="T14_63">kwestii</text:span><text:span text:style-name="T14_64"><text:s/></text:span><text:span text:style-name="T14_65">Fluttershy</text:span><text:span text:style-name="T14_66">.<text:s/></text:span><text:span text:style-name="T14_67">Z</text:span><text:span text:style-name="T14_68"><text:s/></text:span><text:span text:style-name="T14_69">czego</text:span><text:span text:style-name="T14_70"><text:s/></text:span><text:span text:style-name="T14_71">tylko</text:span><text:span text:style-name="T14_72"><text:s/></text:span><text:span text:style-name="T14_73">jednorożce</text:span><text:span text:style-name="T14_74"><text:s/></text:span><text:span text:style-name="T14_75">mogą</text:span><text:span text:style-name="T14_76"><text:s/></text:span><text:span text:style-name="T14_77">pochwalić</text:span><text:span text:style-name="T14_78"><text:s/></text:span><text:span text:style-name="T14_79">się</text:span><text:span text:style-name="T14_80"><text:s/></text:span><text:span text:style-name="T14_81">spotkaniem</text:span><text:span text:style-name="T14_82"><text:s/></text:span><text:span text:style-name="T14_83">z</text:span><text:span text:style-name="T14_84"><text:s/></text:span><text:span text:style-name="T14_85">rodzicami</text:span><text:span text:style-name="T14_86"><text:s/></text:span><text:span text:style-name="T14_87">więcej</text:span><text:span text:style-name="T14_88"><text:s/></text:span><text:span text:style-name="T14_89">niż</text:span><text:span text:style-name="T14_90"><text:s/></text:span><text:span text:style-name="T14_91">raz</text:span><text:span text:style-name="T14_92">.<text:s/></text:span></text:p>
      <text:p text:style-name="P15"><text:span text:style-name="T15_1">Widzimy</text:span><text:span text:style-name="T15_2"><text:s/></text:span><text:span text:style-name="T15_3">też</text:span><text:span text:style-name="T15_4"><text:s/></text:span><text:span text:style-name="T15_5">kilka</text:span><text:span text:style-name="T15_6"><text:s/></text:span><text:span text:style-name="T15_7">siostrzanych</text:span><text:span text:style-name="T15_8"><text:s/></text:span><text:span text:style-name="T15_9">i</text:span><text:span text:style-name="T15_10"><text:s/></text:span><text:span text:style-name="T15_11">braterskich</text:span><text:span text:style-name="T15_12"><text:s/></text:span><text:span text:style-name="T15_13">par</text:span><text:span text:style-name="T15_14"><text:s/></text:span><text:span text:style-name="T15_15">oraz</text:span><text:span text:style-name="T15_16"><text:s/></text:span><text:span text:style-name="T15_17">dosłownie</text:span><text:span text:style-name="T15_18"><text:s/></text:span><text:span text:style-name="T15_19">kilkoro</text:span><text:span text:style-name="T15_20"><text:s/></text:span><text:span text:style-name="T15_21">rodziców</text:span><text:span text:style-name="T15_22"><text:s/></text:span><text:span text:style-name="T15_23">z</text:span><text:span text:style-name="T15_24"><text:s/></text:span><text:span text:style-name="T15_25">dziećmi</text:span><text:span text:style-name="T15_26">.<text:s/></text:span><text:span text:style-name="T15_27">Niestety</text:span><text:span text:style-name="T15_28">,<text:s/></text:span><text:span text:style-name="T15_29">ale</text:span><text:span text:style-name="T15_30"><text:s/></text:span><text:span text:style-name="T15_31">te</text:span><text:span text:style-name="T15_32"><text:s/></text:span><text:span text:style-name="T15_33">ostatnie</text:span><text:span text:style-name="T15_34"><text:s/></text:span><text:span text:style-name="T15_35">przeważnie</text:span><text:span text:style-name="T15_36"><text:s/></text:span><text:span text:style-name="T15_37">nie</text:span><text:span text:style-name="T15_38"><text:s/></text:span><text:span text:style-name="T15_39">mają</text:span><text:span text:style-name="T15_40"><text:s/></text:span><text:span text:style-name="T15_41">znaczków</text:span><text:span text:style-name="T15_42">,<text:s/></text:span><text:span text:style-name="T15_43">więc</text:span><text:span text:style-name="T15_44"><text:s/></text:span><text:span text:style-name="T15_45">nie</text:span><text:span text:style-name="T15_46"><text:s/></text:span><text:span text:style-name="T15_47">mogą</text:span><text:span text:style-name="T15_48"><text:s/></text:span><text:span text:style-name="T15_49">być</text:span><text:span text:style-name="T15_50"><text:s/></text:span><text:span text:style-name="T15_51">wzięte</text:span><text:span text:style-name="T15_52"><text:s/></text:span><text:span text:style-name="T15_53">pod</text:span><text:span text:style-name="T15_54"><text:s/></text:span><text:span text:style-name="T15_55">uwagę</text:span><text:span text:style-name="T15_56"><text:s/></text:span><text:span text:style-name="T15_57">przy</text:span><text:span text:style-name="T15_58"><text:s/></text:span><text:span text:style-name="T15_59">badaniu</text:span><text:span text:style-name="T15_60"><text:s/></text:span><text:span text:style-name="T15_61">tematu</text:span><text:span text:style-name="T15_62">.</text:span></text:p>
      <text:p text:style-name="P16"><text:span text:style-name="T16_1">Jedyne</text:span><text:span text:style-name="T16_2"><text:s/></text:span><text:span text:style-name="T16_3">cztery</text:span><text:span text:style-name="T16_4"><text:s/></text:span><text:span text:style-name="T16_5">rodziny</text:span><text:span text:style-name="T16_6">,<text:s/></text:span><text:span text:style-name="T16_7">których</text:span><text:span text:style-name="T16_8"><text:s/></text:span><text:span text:style-name="T16_9">członków</text:span><text:span text:style-name="T16_10"><text:s/></text:span><text:span text:style-name="T16_11">poznajemy</text:span><text:span text:style-name="T16_12"><text:s/></text:span><text:span text:style-name="T16_13">w</text:span><text:span text:style-name="T16_14"><text:s/></text:span><text:span text:style-name="T16_15">większej</text:span><text:span text:style-name="T16_16"><text:s/></text:span><text:span text:style-name="T16_17">ilości</text:span><text:span text:style-name="T16_18">,<text:s/></text:span><text:span text:style-name="T16_19">to</text:span><text:span text:style-name="T16_20"><text:s/></text:span><text:span text:style-name="T16_21">rodzina</text:span><text:span text:style-name="T16_22"><text:s/></text:span><text:span text:style-name="T16_23">Twilight</text:span><text:span text:style-name="T16_24">,<text:s/></text:span><text:span text:style-name="T16_25">Apple</text:span><text:span text:style-name="T16_26">,<text:s/></text:span><text:span text:style-name="T16_27">Pinkie</text:span><text:span text:style-name="T16_28"><text:s/></text:span><text:span text:style-name="T16_29">Pie</text:span><text:span text:style-name="T16_30"><text:s/></text:span><text:span text:style-name="T16_31">i</text:span><text:span text:style-name="T16_32"><text:s/></text:span><text:span text:style-name="T16_33">Rarity</text:span><text:span text:style-name="T16_34">,<text:s/></text:span><text:span text:style-name="T16_35">z</text:span><text:span text:style-name="T16_36"><text:s/></text:span><text:span text:style-name="T16_37">czego</text:span><text:span text:style-name="T16_38"><text:s/></text:span><text:span text:style-name="T16_39">w</text:span><text:span text:style-name="T16_40"><text:s/></text:span><text:span text:style-name="T16_41">tej</text:span><text:span text:style-name="T16_42"><text:s/></text:span><text:span text:style-name="T16_43">drugiej</text:span><text:span text:style-name="T16_44"><text:s/></text:span><text:span text:style-name="T16_45">widzimy</text:span><text:span text:style-name="T16_46"><text:s/></text:span><text:span text:style-name="T16_47">tylko</text:span><text:span text:style-name="T16_48"><text:s/></text:span><text:span text:style-name="T16_49">dwa</text:span><text:span text:style-name="T16_50"><text:s/></text:span><text:span text:style-name="T16_51">nie</text:span><text:span text:style-name="T16_52"><text:s/></text:span><text:span text:style-name="T16_53">związane</text:span><text:span text:style-name="T16_54"><text:s/></text:span><text:span text:style-name="T16_55">jakkolwiek</text:span><text:span text:style-name="T16_56"><text:s/></text:span><text:span text:style-name="T16_57">ze</text:span><text:span text:style-name="T16_58"><text:s/></text:span><text:span text:style-name="T16_59">sobą</text:span><text:span text:style-name="T16_60"><text:s/></text:span><text:span text:style-name="T16_61">znaczki</text:span><text:span text:style-name="T16_62">,<text:s/></text:span><text:span text:style-name="T16_63">więc</text:span><text:span text:style-name="T16_64"><text:s/></text:span><text:span text:style-name="T16_65">też</text:span><text:span text:style-name="T16_66"><text:s/></text:span><text:span text:style-name="T16_67">nie</text:span><text:span text:style-name="T16_68"><text:s/></text:span><text:span text:style-name="T16_69">za</text:span><text:span text:style-name="T16_70"><text:s/></text:span><text:span text:style-name="T16_71">bardzo</text:span><text:span text:style-name="T16_72"><text:s/></text:span><text:span text:style-name="T16_73">jest</text:span><text:span text:style-name="T16_74"><text:s/></text:span><text:span text:style-name="T16_75">o</text:span><text:span text:style-name="T16_76"><text:s/></text:span><text:span text:style-name="T16_77">czym</text:span><text:span text:style-name="T16_78"><text:s/></text:span><text:span text:style-name="T16_79">rozmawiać</text:span><text:span text:style-name="T16_80">.</text:span></text:p>
      <text:p text:style-name="P17"><text:span text:style-name="T17_1">Jednak</text:span><text:span text:style-name="T17_2"><text:s/></text:span><text:span text:style-name="T17_3">pierwsze</text:span><text:span text:style-name="T17_4">,<text:s/></text:span><text:span text:style-name="T17_5">co</text:span><text:span text:style-name="T17_6"><text:s/></text:span><text:span text:style-name="T17_7">rzuca</text:span><text:span text:style-name="T17_8"><text:s/></text:span><text:span text:style-name="T17_9">się</text:span><text:span text:style-name="T17_10"><text:s/></text:span><text:span text:style-name="T17_11">w</text:span><text:span text:style-name="T17_12"><text:s/></text:span><text:span text:style-name="T17_13">oczy</text:span><text:span text:style-name="T17_14">,<text:s/></text:span><text:span text:style-name="T17_15">to</text:span><text:span text:style-name="T17_16"><text:s/></text:span><text:span text:style-name="T17_17">rodzina</text:span><text:span text:style-name="T17_18"><text:s/></text:span><text:span text:style-name="T17_19">Apple</text:span><text:span text:style-name="T17_20">.<text:s/></text:span><text:span text:style-name="T17_21">Poznajemy</text:span><text:span text:style-name="T17_22"><text:s/></text:span><text:span text:style-name="T17_23">dziesiątki</text:span><text:span text:style-name="T17_24"><text:s/></text:span><text:span text:style-name="T17_25">członków</text:span><text:span text:style-name="T17_26">,<text:s/></text:span><text:span text:style-name="T17_27">z</text:span><text:span text:style-name="T17_28"><text:s/></text:span><text:span text:style-name="T17_29">czego</text:span><text:span text:style-name="T17_30"><text:s/></text:span><text:span text:style-name="T17_31">wszyscy</text:span><text:span text:style-name="T17_32"><text:s/></text:span><text:span text:style-name="T17_33">mają</text:span><text:span text:style-name="T17_34"><text:s/></text:span><text:span text:style-name="T17_35">coś</text:span><text:span text:style-name="T17_36"><text:s/></text:span><text:span text:style-name="T17_37">związanego</text:span><text:span text:style-name="T17_38"><text:s/></text:span><text:span text:style-name="T17_39">z</text:span><text:span text:style-name="T17_40"><text:s/></text:span><text:span text:style-name="T17_41">jabłkami</text:span><text:span text:style-name="T17_42"><text:s/></text:span><text:span text:style-name="T17_43">na</text:span><text:span text:style-name="T17_44"><text:s/></text:span><text:span text:style-name="T17_45">znaczkach</text:span><text:span text:style-name="T17_46">.<text:s/></text:span><text:span text:style-name="T17_47">Co</text:span><text:span text:style-name="T17_48"><text:s/></text:span><text:span text:style-name="T17_49">więcej</text:span><text:span text:style-name="T17_50">,<text:s/></text:span><text:span text:style-name="T17_51">nawet</text:span><text:span text:style-name="T17_52"><text:s/></text:span><text:span text:style-name="T17_53">Apple</text:span><text:span text:style-name="T17_54"><text:s/></text:span><text:span text:style-name="T17_55">Bloom</text:span><text:span text:style-name="T17_56"><text:s/></text:span><text:span text:style-name="T17_57">w</text:span><text:span text:style-name="T17_58"><text:s/></text:span><text:span text:style-name="T17_59">odcinku</text:span><text:span text:style-name="T17_60"><text:s/></text:span><text:span text:style-name="T17_61">i</text:span><text:span text:style-name="T17_62"><text:s/></text:span><text:span text:style-name="T17_63">Call</text:span><text:span text:style-name="T17_64"><text:s/></text:span><text:span text:style-name="T17_65">of</text:span><text:span text:style-name="T17_66"><text:s/></text:span><text:span text:style-name="T17_67">Cutie</text:span><text:span text:style-name="T17_68">/</text:span><text:span text:style-name="T17_69">Znaczkowa</text:span><text:span text:style-name="T17_70"><text:s/></text:span><text:span text:style-name="T17_71">Liga</text:span><text:span text:style-name="T17_72"><text:s/></text:span><text:span text:style-name="T17_73">wspomina</text:span><text:span text:style-name="T17_74">,<text:s/></text:span><text:span text:style-name="T17_75">że</text:span><text:span text:style-name="T17_76"><text:s/></text:span><text:span text:style-name="T17_77">wszyscy</text:span><text:span text:style-name="T17_78"><text:s/></text:span><text:span text:style-name="T17_79">mają</text:span><text:span text:style-name="T17_80"><text:s/></text:span><text:span text:style-name="T17_81">coś</text:span><text:span text:style-name="T17_82"><text:s/></text:span><text:span text:style-name="T17_83">z</text:span><text:span text:style-name="T17_84"><text:s/></text:span><text:span text:style-name="T17_85">jabłkami</text:span><text:span text:style-name="T17_86">,<text:s/></text:span><text:span text:style-name="T17_87">więc</text:span><text:span text:style-name="T17_88"><text:s/></text:span><text:span text:style-name="T17_89">ona</text:span><text:span text:style-name="T17_90"><text:s/></text:span><text:span text:style-name="T17_91">też</text:span><text:span text:style-name="T17_92"><text:s/></text:span><text:span text:style-name="T17_93">pewnie</text:span><text:span text:style-name="T17_94"><text:s/></text:span><text:span text:style-name="T17_95">będzie</text:span><text:span text:style-name="T17_96"><text:s/></text:span><text:span text:style-name="T17_97">miała</text:span><text:span text:style-name="T17_98">.<text:s/></text:span><text:span text:style-name="T17_99">To</text:span><text:span text:style-name="T17_100"><text:s/></text:span><text:span text:style-name="T17_101">cenna</text:span><text:span text:style-name="T17_102"><text:s/></text:span><text:span text:style-name="T17_103">wskazówka</text:span><text:span text:style-name="T17_104">,<text:s/></text:span><text:span text:style-name="T17_105">która</text:span><text:span text:style-name="T17_106"><text:s/></text:span><text:span text:style-name="T17_107">jako</text:span><text:span text:style-name="T17_108"><text:s/></text:span><text:span text:style-name="T17_109">pierwsza</text:span><text:span text:style-name="T17_110"><text:s/></text:span><text:span text:style-name="T17_111">daje</text:span><text:span text:style-name="T17_112"><text:s/></text:span><text:span text:style-name="T17_113">znać</text:span><text:span text:style-name="T17_114">,<text:s/></text:span><text:span text:style-name="T17_115">że</text:span><text:span text:style-name="T17_116"><text:s/></text:span><text:span text:style-name="T17_117">z</text:span><text:span text:style-name="T17_118"><text:s/></text:span><text:span text:style-name="T17_119">tymi</text:span><text:span text:style-name="T17_120"><text:s/></text:span><text:span text:style-name="T17_121">znaczkami</text:span><text:span text:style-name="T17_122"><text:s/></text:span><text:span text:style-name="T17_123">i</text:span><text:span text:style-name="T17_124"><text:s/></text:span><text:span text:style-name="T17_125">genetyką</text:span><text:span text:style-name="T17_126"><text:s/></text:span><text:span text:style-name="T17_127">coś</text:span><text:span text:style-name="T17_128"><text:s/></text:span><text:span text:style-name="T17_129">jest</text:span><text:span text:style-name="T17_130">.</text:span></text:p>
      <text:p text:style-name="P18"><text:span text:style-name="T18_1">Można</text:span><text:span text:style-name="T18_2"><text:s/></text:span><text:span text:style-name="T18_3">sądzić</text:span><text:span text:style-name="T18_4">,<text:s/></text:span><text:span text:style-name="T18_5">że</text:span><text:span text:style-name="T18_6"><text:s/></text:span><text:span text:style-name="T18_7">Apple</text:span><text:span text:style-name="T18_8"><text:s/></text:span><text:span text:style-name="T18_9">Bloom</text:span><text:span text:style-name="T18_10"><text:s/></text:span><text:span text:style-name="T18_11">i</text:span><text:span text:style-name="T18_12"><text:s/></text:span><text:span text:style-name="T18_13">Babs</text:span><text:span text:style-name="T18_14"><text:s/></text:span><text:span text:style-name="T18_15">będą</text:span><text:span text:style-name="T18_16"><text:s/></text:span><text:span text:style-name="T18_17">miały</text:span><text:span text:style-name="T18_18"><text:s/></text:span><text:span text:style-name="T18_19">coś</text:span><text:span text:style-name="T18_20"><text:s/></text:span><text:span text:style-name="T18_21">jabłkowego</text:span><text:span text:style-name="T18_22">.</text:span></text:p>
      <text:p text:style-name="P19"><text:span text:style-name="T19_1">Daleka</text:span><text:span text:style-name="T19_2"><text:s/></text:span><text:span text:style-name="T19_3">rodzina</text:span><text:span text:style-name="T19_4">,<text:s/></text:span><text:span text:style-name="T19_5">czyli</text:span><text:span text:style-name="T19_6"><text:s/></text:span><text:span text:style-name="T19_7">państwo</text:span><text:span text:style-name="T19_8"><text:s/></text:span><text:span text:style-name="T19_9">Orange</text:span><text:span text:style-name="T19_10">,<text:s/></text:span><text:span text:style-name="T19_11">również</text:span><text:span text:style-name="T19_12"><text:s/></text:span><text:span text:style-name="T19_13">mają</text:span><text:span text:style-name="T19_14"><text:s/></text:span><text:span text:style-name="T19_15">owoce</text:span><text:span text:style-name="T19_16"><text:s/></text:span><text:span text:style-name="T19_17">na</text:span><text:span text:style-name="T19_18"><text:s/></text:span><text:span text:style-name="T19_19">bokach</text:span><text:span text:style-name="T19_20">.<text:s/></text:span><text:span text:style-name="T19_21">Owszem</text:span><text:span text:style-name="T19_22">,<text:s/></text:span><text:span text:style-name="T19_23">są</text:span><text:span text:style-name="T19_24"><text:s/></text:span><text:span text:style-name="T19_25">to</text:span><text:span text:style-name="T19_26"><text:s/></text:span><text:span text:style-name="T19_27">pomarańcze</text:span><text:span text:style-name="T19_28">,<text:s/></text:span><text:span text:style-name="T19_29">co</text:span><text:span text:style-name="T19_30"><text:s/></text:span><text:span text:style-name="T19_31">wedle</text:span><text:span text:style-name="T19_32"><text:s/></text:span><text:span text:style-name="T19_33">anglosaskiego</text:span><text:span text:style-name="T19_34"><text:s/></text:span><text:span text:style-name="T19_35">powiedzonka</text:span><text:span text:style-name="T19_36"><text:s/>„</text:span><text:span text:style-name="T19_37">pasować</text:span><text:span text:style-name="T19_38"><text:s/></text:span><text:span text:style-name="T19_39">jak</text:span><text:span text:style-name="T19_40"><text:s/></text:span><text:span text:style-name="T19_41">jabłko</text:span><text:span text:style-name="T19_42"><text:s/></text:span><text:span text:style-name="T19_43">do</text:span><text:span text:style-name="T19_44"><text:s/></text:span><text:span text:style-name="T19_45">pomarańczy</text:span><text:span text:style-name="T19_46">”<text:s/>(</text:span><text:span text:style-name="T19_47">nasz</text:span><text:span text:style-name="T19_48"><text:s/></text:span><text:span text:style-name="T19_49">odpowiednik</text:span><text:span text:style-name="T19_50"><text:s/>„</text:span><text:span text:style-name="T19_51">jak</text:span><text:span text:style-name="T19_52"><text:s/></text:span><text:span text:style-name="T19_53">pięść</text:span><text:span text:style-name="T19_54"><text:s/></text:span><text:span text:style-name="T19_55">do</text:span><text:span text:style-name="T19_56"><text:s/></text:span><text:span text:style-name="T19_57">nosa</text:span><text:span text:style-name="T19_58">”)<text:s/></text:span><text:span text:style-name="T19_59">teoretycznie</text:span><text:span text:style-name="T19_60"><text:s/></text:span><text:span text:style-name="T19_61">świadczy</text:span><text:span text:style-name="T19_62">,<text:s/></text:span><text:span text:style-name="T19_63">że</text:span><text:span text:style-name="T19_64"><text:s/></text:span><text:span text:style-name="T19_65">ci</text:span><text:span text:style-name="T19_66"><text:s/></text:span><text:span text:style-name="T19_67">eleganccy</text:span><text:span text:style-name="T19_68"><text:s/></text:span><text:span text:style-name="T19_69">mieszczanie</text:span><text:span text:style-name="T19_70"><text:s/></text:span><text:span text:style-name="T19_71">zupełnie</text:span><text:span text:style-name="T19_72"><text:s/></text:span><text:span text:style-name="T19_73">się</text:span><text:span text:style-name="T19_74"><text:s/></text:span><text:span text:style-name="T19_75">odcinają</text:span><text:span text:style-name="T19_76"><text:s/></text:span><text:span text:style-name="T19_77">od</text:span><text:span text:style-name="T19_78"><text:s/></text:span><text:span text:style-name="T19_79">agrarnej</text:span><text:span text:style-name="T19_80"><text:s/></text:span><text:span text:style-name="T19_81">familii</text:span><text:span text:style-name="T19_82"><text:s/></text:span><text:span text:style-name="T19_83">Apple</text:span><text:span text:style-name="T19_84">,<text:s/></text:span><text:span text:style-name="T19_85">ale</text:span><text:span text:style-name="T19_86"><text:s/></text:span><text:span text:style-name="T19_87">wciąż</text:span><text:span text:style-name="T19_88"><text:s/></text:span><text:span text:style-name="T19_89">są</text:span><text:span text:style-name="T19_90"><text:s/></text:span><text:span text:style-name="T19_91">spokrewnieni</text:span><text:span text:style-name="T19_92">.<text:s/></text:span><text:span text:style-name="T19_93">Mają</text:span><text:span text:style-name="T19_94"><text:s/></text:span><text:span text:style-name="T19_95">też</text:span><text:span text:style-name="T19_96"><text:s/></text:span><text:span text:style-name="T19_97">owoce</text:span><text:span text:style-name="T19_98">,<text:s/></text:span><text:span text:style-name="T19_99">co</text:span><text:span text:style-name="T19_100"><text:s/></text:span><text:span text:style-name="T19_101">jest</text:span><text:span text:style-name="T19_102"><text:s/></text:span><text:span text:style-name="T19_103">subtelnym</text:span><text:span text:style-name="T19_104"><text:s/></text:span><text:span text:style-name="T19_105">zaznaczeniem</text:span><text:span text:style-name="T19_106"><text:s/></text:span><text:span text:style-name="T19_107">pokrewieństwa</text:span><text:span text:style-name="T19_108">.</text:span></text:p>
      <text:p text:style-name="P20"><text:span text:style-name="T20_1">Rodzina</text:span><text:span text:style-name="T20_2"><text:s/></text:span><text:span text:style-name="T20_3">Twilight</text:span><text:span text:style-name="T20_4"><text:s/></text:span><text:span text:style-name="T20_5">ma</text:span><text:span text:style-name="T20_6"><text:s/></text:span><text:span text:style-name="T20_7">zawsze</text:span><text:span text:style-name="T20_8"><text:s/></text:span><text:span text:style-name="T20_9">coś</text:span><text:span text:style-name="T20_10"><text:s/></text:span><text:span text:style-name="T20_11">wspólnego</text:span><text:span text:style-name="T20_12"><text:s/></text:span><text:span text:style-name="T20_13">z</text:span><text:span text:style-name="T20_14"><text:s/></text:span><text:span text:style-name="T20_15">nocą</text:span><text:span text:style-name="T20_16">.<text:s/></text:span><text:span text:style-name="T20_17">Trzy</text:span><text:span text:style-name="T20_18"><text:s/></text:span><text:span text:style-name="T20_19">gwiazdki</text:span><text:span text:style-name="T20_20"><text:s/></text:span><text:span text:style-name="T20_21">u</text:span><text:span text:style-name="T20_22"><text:s/></text:span><text:span text:style-name="T20_23">Twilight</text:span><text:span text:style-name="T20_24"><text:s/></text:span><text:span text:style-name="T20_25">Velvet</text:span><text:span text:style-name="T20_26">,<text:s/></text:span><text:span text:style-name="T20_27">dwa</text:span><text:span text:style-name="T20_28"><text:s/></text:span><text:span text:style-name="T20_29">księżyce</text:span><text:span text:style-name="T20_30"><text:s/></text:span><text:span text:style-name="T20_31">u</text:span><text:span text:style-name="T20_32"><text:s/></text:span><text:span text:style-name="T20_33">Night</text:span><text:span text:style-name="T20_34"><text:s/></text:span><text:span text:style-name="T20_35">Lighta</text:span><text:span text:style-name="T20_36">,<text:s/></text:span><text:span text:style-name="T20_37">niemalże</text:span><text:span text:style-name="T20_38"><text:s/></text:span><text:span text:style-name="T20_39">identyczne</text:span><text:span text:style-name="T20_40"><text:s/></text:span><text:span text:style-name="T20_41">gwiazdki</text:span><text:span text:style-name="T20_42"><text:s/></text:span><text:span text:style-name="T20_43">u</text:span><text:span text:style-name="T20_44"><text:s/></text:span><text:span text:style-name="T20_45">rodzeństwa</text:span><text:span text:style-name="T20_46">.<text:s/></text:span><text:span text:style-name="T20_47">To</text:span><text:span text:style-name="T20_48"><text:s/></text:span><text:span text:style-name="T20_49">przyczynek</text:span><text:span text:style-name="T20_50"><text:s/></text:span><text:span text:style-name="T20_51">do</text:span><text:span text:style-name="T20_52"><text:s/></text:span><text:span text:style-name="T20_53">ciekawej</text:span><text:span text:style-name="T20_54"><text:s/></text:span><text:span text:style-name="T20_55">teorii</text:span><text:span text:style-name="T20_56"><text:s/></text:span><text:span text:style-name="T20_57">spiskowej</text:span><text:span text:style-name="T20_58">,<text:s/></text:span><text:span text:style-name="T20_59">którą</text:span><text:span text:style-name="T20_60"><text:s/></text:span><text:span text:style-name="T20_61">mogę</text:span><text:span text:style-name="T20_62"><text:s/></text:span><text:span text:style-name="T20_63">tutaj</text:span><text:span text:style-name="T20_64"><text:s/></text:span><text:span text:style-name="T20_65">przytoczyć</text:span><text:span text:style-name="T20_66"><text:s/></text:span><text:span text:style-name="T20_67">w</text:span><text:span text:style-name="T20_68"><text:s/></text:span><text:span text:style-name="T20_69">ramach</text:span><text:span text:style-name="T20_70"><text:s/></text:span><text:span text:style-name="T20_71">dygresji</text:span><text:span text:style-name="T20_72">.<text:s/></text:span><text:span text:style-name="T20_73">Otóż</text:span><text:span text:style-name="T20_74"><text:s/></text:span><text:span text:style-name="T20_75">co</text:span><text:span text:style-name="T20_76"><text:s/></text:span><text:span text:style-name="T20_77">powiecie</text:span><text:span text:style-name="T20_78">,<text:s/></text:span><text:span text:style-name="T20_79">jeśli</text:span><text:span text:style-name="T20_80"><text:s/></text:span><text:span text:style-name="T20_81">Twilight</text:span><text:span text:style-name="T20_82"><text:s/></text:span><text:span text:style-name="T20_83">miałaby</text:span><text:span text:style-name="T20_84"><text:s/></text:span><text:span text:style-name="T20_85">być</text:span><text:span text:style-name="T20_86"><text:s/></text:span><text:span text:style-name="T20_87">pierwotnie</text:span><text:span text:style-name="T20_88"><text:s/></text:span><text:span text:style-name="T20_89">uczennicą</text:span><text:span text:style-name="T20_90"><text:s/></text:span><text:span text:style-name="T20_91">Luny</text:span><text:span text:style-name="T20_92">?<text:s/></text:span><text:span text:style-name="T20_93">Zauważcie</text:span><text:span text:style-name="T20_94">,<text:s/></text:span><text:span text:style-name="T20_95">że</text:span><text:span text:style-name="T20_96"><text:s/></text:span><text:span text:style-name="T20_97">to</text:span><text:span text:style-name="T20_98"><text:s/>„</text:span><text:span text:style-name="T20_99">Iskierka</text:span><text:span text:style-name="T20_100"><text:s/></text:span><text:span text:style-name="T20_101">Zmierzchu</text:span><text:span text:style-name="T20_102">”,<text:s/></text:span><text:span text:style-name="T20_103">a</text:span><text:span text:style-name="T20_104"><text:s/></text:span><text:span text:style-name="T20_105">nie</text:span><text:span text:style-name="T20_106"><text:s/>„</text:span><text:span text:style-name="T20_107">Brzasku</text:span><text:span text:style-name="T20_108">”.<text:s/></text:span><text:span text:style-name="T20_109">Z</text:span><text:span text:style-name="T20_110"><text:s/></text:span><text:span text:style-name="T20_111">jakiegoś</text:span><text:span text:style-name="T20_112"><text:s/></text:span><text:span text:style-name="T20_113">powodu</text:span><text:span text:style-name="T20_114"><text:s/></text:span><text:span text:style-name="T20_115">to</text:span><text:span text:style-name="T20_116"><text:s/></text:span><text:span text:style-name="T20_117">Celestia</text:span><text:span text:style-name="T20_118"><text:s/></text:span><text:span text:style-name="T20_119">objęła</text:span><text:span text:style-name="T20_120"><text:s/></text:span><text:span text:style-name="T20_121">swoją</text:span><text:span text:style-name="T20_122"><text:s/></text:span><text:span text:style-name="T20_123">opieką</text:span><text:span text:style-name="T20_124"><text:s/></text:span><text:span text:style-name="T20_125">młodą</text:span><text:span text:style-name="T20_126"><text:s/></text:span><text:span text:style-name="T20_127">czarodziejkę</text:span><text:span text:style-name="T20_128">,<text:s/></text:span><text:span text:style-name="T20_129">a</text:span><text:span text:style-name="T20_130"><text:s/></text:span><text:span text:style-name="T20_131">nie</text:span><text:span text:style-name="T20_132"><text:s/></text:span><text:span text:style-name="T20_133">Luna</text:span><text:span text:style-name="T20_134">.<text:s/></text:span><text:span text:style-name="T20_135">Może</text:span><text:span text:style-name="T20_136"><text:s/></text:span><text:span text:style-name="T20_137">to</text:span><text:span text:style-name="T20_138"><text:s/></text:span><text:span text:style-name="T20_139">nie</text:span><text:span text:style-name="T20_140"><text:s/></text:span><text:span text:style-name="T20_141">Luna</text:span><text:span text:style-name="T20_142"><text:s/></text:span><text:span text:style-name="T20_143">miała</text:span><text:span text:style-name="T20_144"><text:s/></text:span><text:span text:style-name="T20_145">zostać</text:span><text:span text:style-name="T20_146"><text:s/></text:span><text:span text:style-name="T20_147">wygnana</text:span><text:span text:style-name="T20_148">?</text:span></text:p>
      <text:p text:style-name="P21"><text:span text:style-name="T21_1">Warto</text:span><text:span text:style-name="T21_2"><text:s/></text:span><text:span text:style-name="T21_3">też</text:span><text:span text:style-name="T21_4"><text:s/></text:span><text:span text:style-name="T21_5">pamiętać</text:span><text:span text:style-name="T21_6">,<text:s/></text:span><text:span text:style-name="T21_7">że</text:span><text:span text:style-name="T21_8"><text:s/></text:span><text:span text:style-name="T21_9">na</text:span><text:span text:style-name="T21_10"><text:s/></text:span><text:span text:style-name="T21_11">pierwotnym</text:span><text:span text:style-name="T21_12"><text:s/></text:span><text:span text:style-name="T21_13">concept</text:span><text:span text:style-name="T21_14"><text:s/></text:span><text:span text:style-name="T21_15">artcie</text:span><text:span text:style-name="T21_16"><text:s/></text:span><text:span text:style-name="T21_17">Lauren</text:span><text:span text:style-name="T21_18"><text:s/></text:span><text:span text:style-name="T21_19">Faust</text:span><text:span text:style-name="T21_20"><text:s/></text:span><text:span text:style-name="T21_21">Twilight</text:span><text:span text:style-name="T21_22"><text:s/></text:span><text:span text:style-name="T21_23">miała</text:span><text:span text:style-name="T21_24"><text:s/></text:span><text:span text:style-name="T21_25">na</text:span><text:span text:style-name="T21_26"><text:s/></text:span><text:span text:style-name="T21_27">znaczku</text:span><text:span text:style-name="T21_28"><text:s/></text:span><text:span text:style-name="T21_29">flagę</text:span><text:span text:style-name="T21_30"><text:s/></text:span><text:span text:style-name="T21_31">Turcji</text:span><text:span text:style-name="T21_32">,<text:s/></text:span><text:span text:style-name="T21_33">czyli</text:span><text:span text:style-name="T21_34"><text:s/></text:span><text:span text:style-name="T21_35">półksiężyc</text:span><text:span text:style-name="T21_36"><text:s/></text:span><text:span text:style-name="T21_37">i</text:span><text:span text:style-name="T21_38"><text:s/></text:span><text:span text:style-name="T21_39">gwiazdę</text:span><text:span text:style-name="T21_40">.</text:span></text:p>
      <text:p text:style-name="P22"><text:span text:style-name="T22_1">Dobrze</text:span><text:span text:style-name="T22_2">,<text:s/></text:span><text:span text:style-name="T22_3">wracamy</text:span><text:span text:style-name="T22_4"><text:s/></text:span><text:span text:style-name="T22_5">na</text:span><text:span text:style-name="T22_6"><text:s/></text:span><text:span text:style-name="T22_7">ziemię</text:span><text:span text:style-name="T22_8">.<text:s/></text:span><text:span text:style-name="T22_9">Gwiazda</text:span><text:span text:style-name="T22_10"><text:s/></text:span><text:span text:style-name="T22_11">Twilight</text:span><text:span text:style-name="T22_12"><text:s/></text:span><text:span text:style-name="T22_13">jest</text:span><text:span text:style-name="T22_14"><text:s/></text:span><text:span text:style-name="T22_15">znakiem</text:span><text:span text:style-name="T22_16"><text:s/></text:span><text:span text:style-name="T22_17">heraldycznym</text:span><text:span text:style-name="T22_18">,<text:s/></text:span><text:span text:style-name="T22_19">który</text:span><text:span text:style-name="T22_20"><text:s/></text:span><text:span text:style-name="T22_21">widzimy</text:span><text:span text:style-name="T22_22"><text:s/></text:span><text:span text:style-name="T22_23">na</text:span><text:span text:style-name="T22_24"><text:s/></text:span><text:span text:style-name="T22_25">sztandarach</text:span><text:span text:style-name="T22_26">.<text:s/></text:span><text:span text:style-name="T22_27">Niektórzy</text:span><text:span text:style-name="T22_28"><text:s/></text:span><text:span text:style-name="T22_29">w</text:span><text:span text:style-name="T22_30"><text:s/></text:span><text:span text:style-name="T22_31">dyskusjach</text:span><text:span text:style-name="T22_32"><text:s/></text:span><text:span text:style-name="T22_33">twierdzą</text:span><text:span text:style-name="T22_34">,<text:s/></text:span><text:span text:style-name="T22_35">że</text:span><text:span text:style-name="T22_36"><text:s/></text:span><text:span text:style-name="T22_37">Shining</text:span><text:span text:style-name="T22_38"><text:s/></text:span><text:span text:style-name="T22_39">Armor</text:span><text:span text:style-name="T22_40"><text:s/>„</text:span><text:span text:style-name="T22_41">zgapił</text:span><text:span text:style-name="T22_42">”<text:s/></text:span><text:span text:style-name="T22_43">od</text:span><text:span text:style-name="T22_44"><text:s/></text:span><text:span text:style-name="T22_45">siostry</text:span><text:span text:style-name="T22_46"><text:s/></text:span><text:span text:style-name="T22_47">znaczek</text:span><text:span text:style-name="T22_48">.<text:s/></text:span><text:span text:style-name="T22_49">Pomijając</text:span><text:span text:style-name="T22_50"><text:s/></text:span><text:span text:style-name="T22_51">absurdalność</text:span><text:span text:style-name="T22_52"><text:s/></text:span><text:span text:style-name="T22_53">takiego</text:span><text:span text:style-name="T22_54"><text:s/></text:span><text:span text:style-name="T22_55">stwierdzenia</text:span><text:span text:style-name="T22_56">,<text:s/></text:span><text:span text:style-name="T22_57">przypomnijmy</text:span><text:span text:style-name="T22_58">,<text:s/></text:span><text:span text:style-name="T22_59">że</text:span><text:span text:style-name="T22_60"><text:s/></text:span><text:span text:style-name="T22_61">Shining</text:span><text:span text:style-name="T22_62"><text:s/></text:span><text:span text:style-name="T22_63">jest</text:span><text:span text:style-name="T22_64"><text:s/></text:span><text:span text:style-name="T22_65">starszy</text:span><text:span text:style-name="T22_66"><text:s/></text:span><text:span text:style-name="T22_67">i</text:span><text:span text:style-name="T22_68"><text:s/></text:span><text:span text:style-name="T22_69">to</text:span><text:span text:style-name="T22_70"><text:s/></text:span><text:span text:style-name="T22_71">on</text:span><text:span text:style-name="T22_72"><text:s/></text:span><text:span text:style-name="T22_73">jako</text:span><text:span text:style-name="T22_74"><text:s/></text:span><text:span text:style-name="T22_75">pierwszy</text:span><text:span text:style-name="T22_76"><text:s/></text:span><text:span text:style-name="T22_77">zdobył</text:span><text:span text:style-name="T22_78"><text:s/></text:span><text:span text:style-name="T22_79">ten</text:span><text:span text:style-name="T22_80"><text:s/></text:span><text:span text:style-name="T22_81">niezwykły</text:span><text:span text:style-name="T22_82"><text:s/></text:span><text:span text:style-name="T22_83">symbol</text:span><text:span text:style-name="T22_84">!<text:s/></text:span><text:span text:style-name="T22_85">Tak</text:span><text:span text:style-name="T22_86">!<text:s/></text:span><text:span text:style-name="T22_87">To</text:span><text:span text:style-name="T22_88"><text:s/></text:span><text:span text:style-name="T22_89">on</text:span><text:span text:style-name="T22_90"><text:s/></text:span><text:span text:style-name="T22_91">jako</text:span><text:span text:style-name="T22_92"><text:s/></text:span><text:span text:style-name="T22_93">pierwszy</text:span><text:span text:style-name="T22_94"><text:s/></text:span><text:span text:style-name="T22_95">ujrzał</text:span><text:span text:style-name="T22_96"><text:s/></text:span><text:span text:style-name="T22_97">coś</text:span><text:span text:style-name="T22_98">,<text:s/></text:span><text:span text:style-name="T22_99">co</text:span><text:span text:style-name="T22_100"><text:s/></text:span><text:span text:style-name="T22_101">pochodziło</text:span><text:span text:style-name="T22_102"><text:s/></text:span><text:span text:style-name="T22_103">z</text:span><text:span text:style-name="T22_104"><text:s/></text:span><text:span text:style-name="T22_105">Drzewa</text:span><text:span text:style-name="T22_106"><text:s/></text:span><text:span text:style-name="T22_107">Harmonii</text:span><text:span text:style-name="T22_108">.<text:s/></text:span><text:span text:style-name="T22_109">Być</text:span><text:span text:style-name="T22_110"><text:s/></text:span><text:span text:style-name="T22_111">może</text:span><text:span text:style-name="T22_112"><text:s/></text:span><text:span text:style-name="T22_113">Twilight</text:span><text:span text:style-name="T22_114"><text:s/></text:span><text:span text:style-name="T22_115">wtedy</text:span><text:span text:style-name="T22_116"><text:s/></text:span><text:span text:style-name="T22_117">jeszcze</text:span><text:span text:style-name="T22_118"><text:s/></text:span><text:span text:style-name="T22_119">nawet</text:span><text:span text:style-name="T22_120"><text:s/></text:span><text:span text:style-name="T22_121">się</text:span><text:span text:style-name="T22_122"><text:s/></text:span><text:span text:style-name="T22_123">nie</text:span><text:span text:style-name="T22_124"><text:s/></text:span><text:span text:style-name="T22_125">narodziła</text:span><text:span text:style-name="T22_126">.<text:s/></text:span><text:span text:style-name="T22_127">Czyżby</text:span><text:span text:style-name="T22_128"><text:s/></text:span><text:span text:style-name="T22_129">Shining</text:span><text:span text:style-name="T22_130"><text:s/></text:span><text:span text:style-name="T22_131">Armor</text:span><text:span text:style-name="T22_132"><text:s/></text:span><text:span text:style-name="T22_133">też</text:span><text:span text:style-name="T22_134"><text:s/></text:span><text:span text:style-name="T22_135">miał</text:span><text:span text:style-name="T22_136"><text:s/></text:span><text:span text:style-name="T22_137">mieć</text:span><text:span text:style-name="T22_138"><text:s/></text:span><text:span text:style-name="T22_139">coś</text:span><text:span text:style-name="T22_140"><text:s/></text:span><text:span text:style-name="T22_141">wspólnego</text:span><text:span text:style-name="T22_142"><text:s/></text:span><text:span text:style-name="T22_143">z</text:span><text:span text:style-name="T22_144"><text:s/></text:span><text:span text:style-name="T22_145">Drzewem</text:span><text:span text:style-name="T22_146">?<text:s/></text:span><text:span text:style-name="T22_147">Zostawiam</text:span><text:span text:style-name="T22_148"><text:s/></text:span><text:span text:style-name="T22_149">temat</text:span><text:span text:style-name="T22_150"><text:s/></text:span><text:span text:style-name="T22_151">na</text:span><text:span text:style-name="T22_152"><text:s/></text:span><text:span text:style-name="T22_153">inny</text:span><text:span text:style-name="T22_154"><text:s/></text:span><text:span text:style-name="T22_155">artykuł</text:span><text:span text:style-name="T22_156">.</text:span></text:p>
      <text:p text:style-name="P23"><text:span text:style-name="T23_1">Rodzeństwa</text:span><text:span text:style-name="T23_2">,<text:s/></text:span><text:span text:style-name="T23_3">a</text:span><text:span text:style-name="T23_4"><text:s/></text:span><text:span text:style-name="T23_5">szczególnie</text:span><text:span text:style-name="T23_6"><text:s/></text:span><text:span text:style-name="T23_7">bliźnięta</text:span><text:span text:style-name="T23_8">,<text:s/></text:span><text:span text:style-name="T23_9">mają</text:span><text:span text:style-name="T23_10"><text:s/></text:span><text:span text:style-name="T23_11">bardzo</text:span><text:span text:style-name="T23_12"><text:s/></text:span><text:span text:style-name="T23_13">często</text:span><text:span text:style-name="T23_14"><text:s/></text:span><text:span text:style-name="T23_15">niemalże</text:span><text:span text:style-name="T23_16"><text:s/></text:span><text:span text:style-name="T23_17">identyczne</text:span><text:span text:style-name="T23_18"><text:s/></text:span><text:span text:style-name="T23_19">znaczki</text:span><text:span text:style-name="T23_20">,<text:s/></text:span><text:span text:style-name="T23_21">jakby</text:span><text:span text:style-name="T23_22"><text:s/></text:span><text:span text:style-name="T23_23">jeszcze</text:span><text:span text:style-name="T23_24"><text:s/></text:span><text:span text:style-name="T23_25">bardziej</text:span><text:span text:style-name="T23_26"><text:s/></text:span><text:span text:style-name="T23_27">pokreślić</text:span><text:span text:style-name="T23_28"><text:s/></text:span><text:span text:style-name="T23_29">tak</text:span><text:span text:style-name="T23_30"><text:s/></text:span><text:span text:style-name="T23_31">bliską</text:span><text:span text:style-name="T23_32"><text:s/></text:span><text:span text:style-name="T23_33">więź</text:span><text:span text:style-name="T23_34">.<text:s/></text:span><text:span text:style-name="T23_35">Flim</text:span><text:span text:style-name="T23_36"><text:s/></text:span><text:span text:style-name="T23_37">i</text:span><text:span text:style-name="T23_38"><text:s/></text:span><text:span text:style-name="T23_39">Flam</text:span><text:span text:style-name="T23_40"><text:s/></text:span><text:span text:style-name="T23_41">mają</text:span><text:span text:style-name="T23_42"><text:s/></text:span><text:span text:style-name="T23_43">kawałki</text:span><text:span text:style-name="T23_44"><text:s/></text:span><text:span text:style-name="T23_45">wzajemnie</text:span><text:span text:style-name="T23_46"><text:s/></text:span><text:span text:style-name="T23_47">uzupełniającego</text:span><text:span text:style-name="T23_48"><text:s/></text:span><text:span text:style-name="T23_49">się</text:span><text:span text:style-name="T23_50"><text:s/></text:span><text:span text:style-name="T23_51">jabłka</text:span><text:span text:style-name="T23_52">.<text:s/></text:span><text:span text:style-name="T23_53">Lotus</text:span><text:span text:style-name="T23_54"><text:s/></text:span><text:span text:style-name="T23_55">i</text:span><text:span text:style-name="T23_56"><text:s/></text:span><text:span text:style-name="T23_57">Aloe</text:span><text:span text:style-name="T23_58"><text:s/></text:span><text:span text:style-name="T23_59">różnią</text:span><text:span text:style-name="T23_60"><text:s/></text:span><text:span text:style-name="T23_61">się</text:span><text:span text:style-name="T23_62"><text:s/></text:span><text:span text:style-name="T23_63">jedynie</text:span><text:span text:style-name="T23_64"><text:s/></text:span><text:span text:style-name="T23_65">kolorami</text:span><text:span text:style-name="T23_66">.<text:s/></text:span></text:p>
      <text:p text:style-name="P24"><text:span text:style-name="T24_1">No</text:span><text:span text:style-name="T24_2"><text:s/></text:span><text:span text:style-name="T24_3">i</text:span><text:span text:style-name="T24_4"><text:s/></text:span><text:span text:style-name="T24_5">nie</text:span><text:span text:style-name="T24_6"><text:s/></text:span><text:span text:style-name="T24_7">zapomnijmy</text:span><text:span text:style-name="T24_8"><text:s/></text:span><text:span text:style-name="T24_9">o</text:span><text:span text:style-name="T24_10"><text:s/></text:span><text:span text:style-name="T24_11">Lunie</text:span><text:span text:style-name="T24_12"><text:s/></text:span><text:span text:style-name="T24_13">i</text:span><text:span text:style-name="T24_14"><text:s/></text:span><text:span text:style-name="T24_15">Celestii</text:span><text:span text:style-name="T24_16">.</text:span></text:p>
      <text:p text:style-name="P25"><text:span text:style-name="T25_1">Wyraźne</text:span><text:span text:style-name="T25_2"><text:s/></text:span><text:span text:style-name="T25_3">powiązania</text:span><text:span text:style-name="T25_4"><text:s/></text:span><text:span text:style-name="T25_5">widać</text:span><text:span text:style-name="T25_6"><text:s/></text:span><text:span text:style-name="T25_7">też</text:span><text:span text:style-name="T25_8"><text:s/></text:span><text:span text:style-name="T25_9">w</text:span><text:span text:style-name="T25_10"><text:s/></text:span><text:span text:style-name="T25_11">rodzinie</text:span><text:span text:style-name="T25_12"><text:s/></text:span><text:span text:style-name="T25_13">Pinkie</text:span><text:span text:style-name="T25_14"><text:s/></text:span><text:span text:style-name="T25_15">Pie</text:span><text:span text:style-name="T25_16">.<text:s/></text:span><text:span text:style-name="T25_17">Siostry</text:span><text:span text:style-name="T25_18"><text:s/></text:span><text:span text:style-name="T25_19">są</text:span><text:span text:style-name="T25_20"><text:s/></text:span><text:span text:style-name="T25_21">nie</text:span><text:span text:style-name="T25_22"><text:s/></text:span><text:span text:style-name="T25_23">tylko</text:span><text:span text:style-name="T25_24"><text:s/></text:span><text:span text:style-name="T25_25">do</text:span><text:span text:style-name="T25_26"><text:s/></text:span><text:span text:style-name="T25_27">siebie</text:span><text:span text:style-name="T25_28"><text:s/></text:span><text:span text:style-name="T25_29">podobne</text:span><text:span text:style-name="T25_30">,<text:s/></text:span><text:span text:style-name="T25_31">ale</text:span><text:span text:style-name="T25_32"><text:s/></text:span><text:span text:style-name="T25_33">także</text:span><text:span text:style-name="T25_34"><text:s/></text:span><text:span text:style-name="T25_35">Maud</text:span><text:span text:style-name="T25_36"><text:s/></text:span><text:span text:style-name="T25_37">ma</text:span><text:span text:style-name="T25_38"><text:s/></text:span><text:span text:style-name="T25_39">znaczek</text:span><text:span text:style-name="T25_40"><text:s/></text:span><text:span text:style-name="T25_41">z</text:span><text:span text:style-name="T25_42"><text:s/></text:span><text:span text:style-name="T25_43">tej</text:span><text:span text:style-name="T25_44"><text:s/></text:span><text:span text:style-name="T25_45">samej</text:span><text:span text:style-name="T25_46"><text:s/></text:span><text:span text:style-name="T25_47">stajni</text:span><text:span text:style-name="T25_48">,<text:s/></text:span><text:span text:style-name="T25_49">co</text:span><text:span text:style-name="T25_50"><text:s/></text:span><text:span text:style-name="T25_51">rodzice</text:span><text:span text:style-name="T25_52">.<text:s/></text:span><text:span text:style-name="T25_53">Jedynie</text:span><text:span text:style-name="T25_54"><text:s/></text:span><text:span text:style-name="T25_55">sama</text:span><text:span text:style-name="T25_56"><text:s/></text:span><text:span text:style-name="T25_57">Pinkie</text:span><text:span text:style-name="T25_58"><text:s/></text:span><text:span text:style-name="T25_59">Pie</text:span><text:span text:style-name="T25_60"><text:s/></text:span><text:span text:style-name="T25_61">od</text:span><text:span text:style-name="T25_62"><text:s/></text:span><text:span text:style-name="T25_63">początku</text:span><text:span text:style-name="T25_64"><text:s/></text:span><text:span text:style-name="T25_65">do</text:span><text:span text:style-name="T25_66"><text:s/></text:span><text:span text:style-name="T25_67">końca</text:span><text:span text:style-name="T25_68"><text:s/></text:span><text:span text:style-name="T25_69">zdaje</text:span><text:span text:style-name="T25_70"><text:s/></text:span><text:span text:style-name="T25_71">się</text:span><text:span text:style-name="T25_72"><text:s/></text:span><text:span text:style-name="T25_73">być</text:span><text:span text:style-name="T25_74"><text:s/></text:span><text:span text:style-name="T25_75">adoptowana</text:span><text:span text:style-name="T25_76">,<text:s/></text:span><text:span text:style-name="T25_77">choć</text:span><text:span text:style-name="T25_78"><text:s/></text:span><text:span text:style-name="T25_79">pierwotnie</text:span><text:span text:style-name="T25_80"><text:s/></text:span><text:span text:style-name="T25_81">też</text:span><text:span text:style-name="T25_82"><text:s/></text:span><text:span text:style-name="T25_83">posiadała</text:span><text:span text:style-name="T25_84"><text:s/></text:span><text:span text:style-name="T25_85">proste</text:span><text:span text:style-name="T25_86"><text:s/></text:span><text:span text:style-name="T25_87">uczesanie</text:span><text:span text:style-name="T25_88">.</text:span></text:p>
      <text:p text:style-name="P26"><text:span text:style-name="T26_1">Są</text:span><text:span text:style-name="T26_2"><text:s/></text:span><text:span text:style-name="T26_3">też</text:span><text:span text:style-name="T26_4"><text:s/></text:span><text:span text:style-name="T26_5">oczywiście</text:span><text:span text:style-name="T26_6"><text:s/></text:span><text:span text:style-name="T26_7">różnice</text:span><text:span text:style-name="T26_8">,<text:s/></text:span><text:span text:style-name="T26_9">o</text:span><text:span text:style-name="T26_10"><text:s/></text:span><text:span text:style-name="T26_11">których</text:span><text:span text:style-name="T26_12"><text:s/></text:span><text:span text:style-name="T26_13">warto</text:span><text:span text:style-name="T26_14"><text:s/></text:span><text:span text:style-name="T26_15">wspomnieć</text:span><text:span text:style-name="T26_16">.<text:s/></text:span><text:span text:style-name="T26_17">Snips</text:span><text:span text:style-name="T26_18"><text:s/></text:span><text:span text:style-name="T26_19">i</text:span><text:span text:style-name="T26_20"><text:s/></text:span><text:span text:style-name="T26_21">Snails</text:span><text:span text:style-name="T26_22">.<text:s/></text:span><text:span text:style-name="T26_23">Rarity</text:span><text:span text:style-name="T26_24"><text:s/></text:span><text:span text:style-name="T26_25">i</text:span><text:span text:style-name="T26_26"><text:s/></text:span><text:span text:style-name="T26_27">ojciec</text:span><text:span text:style-name="T26_28">,<text:s/></text:span><text:span text:style-name="T26_29">nazwany</text:span><text:span text:style-name="T26_30"><text:s/></text:span><text:span text:style-name="T26_31">przez</text:span><text:span text:style-name="T26_32"><text:s/></text:span><text:span text:style-name="T26_33">fandom</text:span><text:span text:style-name="T26_34"><text:s/></text:span><text:span text:style-name="T26_35">Magnum</text:span><text:span text:style-name="T26_36">.<text:s/></text:span><text:span text:style-name="T26_37">Dinky</text:span><text:span text:style-name="T26_38"><text:s/></text:span><text:span text:style-name="T26_39">Doo</text:span><text:span text:style-name="T26_40"><text:s/></text:span><text:span text:style-name="T26_41">i</text:span><text:span text:style-name="T26_42"><text:s/></text:span><text:span text:style-name="T26_43">Amethyst</text:span><text:span text:style-name="T26_44"><text:s/></text:span><text:span text:style-name="T26_45">Star</text:span><text:span text:style-name="T26_46"><text:s/></text:span><text:span text:style-name="T26_47">też</text:span><text:span text:style-name="T26_48"><text:s/></text:span><text:span text:style-name="T26_49">są</text:span><text:span text:style-name="T26_50"><text:s/></text:span><text:span text:style-name="T26_51">trudnym</text:span><text:span text:style-name="T26_52"><text:s/></text:span><text:span text:style-name="T26_53">przypadkiem</text:span><text:span text:style-name="T26_54">,<text:s/></text:span><text:span text:style-name="T26_55">gdyż</text:span><text:span text:style-name="T26_56"><text:s/></text:span><text:span text:style-name="T26_57">Dinky</text:span><text:span text:style-name="T26_58"><text:s/></text:span><text:span text:style-name="T26_59">miała</text:span><text:span text:style-name="T26_60"><text:s/></text:span><text:span text:style-name="T26_61">w</text:span><text:span text:style-name="T26_62"><text:s/></text:span><text:span text:style-name="T26_63">serialu</text:span><text:span text:style-name="T26_64"><text:s/></text:span><text:span text:style-name="T26_65">już</text:span><text:span text:style-name="T26_66"><text:s/>4<text:s/></text:span><text:span text:style-name="T26_67">różne</text:span><text:span text:style-name="T26_68"><text:s/></text:span><text:span text:style-name="T26_69">znaczki</text:span><text:span text:style-name="T26_70"><text:s/></text:span><text:span text:style-name="T26_71">i</text:span><text:span text:style-name="T26_72"><text:s/></text:span><text:span text:style-name="T26_73">nie</text:span><text:span text:style-name="T26_74"><text:s/></text:span><text:span text:style-name="T26_75">wszystkie</text:span><text:span text:style-name="T26_76"><text:s/></text:span><text:span text:style-name="T26_77">były</text:span><text:span text:style-name="T26_78"><text:s/></text:span><text:span text:style-name="T26_79">związane</text:span><text:span text:style-name="T26_80"><text:s/></text:span><text:span text:style-name="T26_81">z</text:span><text:span text:style-name="T26_82"><text:s/></text:span><text:span text:style-name="T26_83">diamencikami</text:span><text:span text:style-name="T26_84"><text:s/></text:span><text:span text:style-name="T26_85">starszej</text:span><text:span text:style-name="T26_86"><text:s/></text:span><text:span text:style-name="T26_87">siostry</text:span><text:span text:style-name="T26_88">.</text:span></text:p>
      <text:p text:style-name="P27"><text:span text:style-name="T27_1">Co</text:span><text:span text:style-name="T27_2"><text:s/></text:span><text:span text:style-name="T27_3">można</text:span><text:span text:style-name="T27_4"><text:s/></text:span><text:span text:style-name="T27_5">powiedzieć</text:span><text:span text:style-name="T27_6"><text:s/></text:span><text:span text:style-name="T27_7">na</text:span><text:span text:style-name="T27_8"><text:s/></text:span><text:span text:style-name="T27_9">temat</text:span><text:span text:style-name="T27_10"><text:s/></text:span><text:span text:style-name="T27_11">identycznych</text:span><text:span text:style-name="T27_12"><text:s/></text:span><text:span text:style-name="T27_13">znaczków</text:span><text:span text:style-name="T27_14">?<text:s/></text:span><text:span text:style-name="T27_15">W</text:span><text:span text:style-name="T27_16"><text:s/></text:span><text:span text:style-name="T27_17">serialu</text:span><text:span text:style-name="T27_18"><text:s/></text:span><text:span text:style-name="T27_19">takich</text:span><text:span text:style-name="T27_20"><text:s/></text:span><text:span text:style-name="T27_21">jest</text:span><text:span text:style-name="T27_22"><text:s/></text:span><text:span text:style-name="T27_23">bardzo</text:span><text:span text:style-name="T27_24"><text:s/></text:span><text:span text:style-name="T27_25">mało</text:span><text:span text:style-name="T27_26"><text:s/></text:span><text:span text:style-name="T27_27">i</text:span><text:span text:style-name="T27_28"><text:s/></text:span><text:span text:style-name="T27_29">nawet</text:span><text:span text:style-name="T27_30"><text:s/></text:span><text:span text:style-name="T27_31">jak</text:span><text:span text:style-name="T27_32"><text:s/></text:span><text:span text:style-name="T27_33">są</text:span><text:span text:style-name="T27_34"><text:s/></text:span><text:span text:style-name="T27_35">bardzo</text:span><text:span text:style-name="T27_36"><text:s/></text:span><text:span text:style-name="T27_37">podobne</text:span><text:span text:style-name="T27_38">,<text:s/></text:span><text:span text:style-name="T27_39">to</text:span><text:span text:style-name="T27_40"><text:s/></text:span><text:span text:style-name="T27_41">chociaż</text:span><text:span text:style-name="T27_42"><text:s/></text:span><text:span text:style-name="T27_43">różnią</text:span><text:span text:style-name="T27_44"><text:s/></text:span><text:span text:style-name="T27_45">się</text:span><text:span text:style-name="T27_46"><text:s/></text:span><text:span text:style-name="T27_47">kolorem</text:span><text:span text:style-name="T27_48">.<text:s/></text:span><text:span text:style-name="T27_49">Zapewne</text:span><text:span text:style-name="T27_50"><text:s/></text:span><text:span text:style-name="T27_51">identyczne</text:span><text:span text:style-name="T27_52"><text:s/></text:span><text:span text:style-name="T27_53">znaczki</text:span><text:span text:style-name="T27_54"><text:s/></text:span><text:span text:style-name="T27_55">są</text:span><text:span text:style-name="T27_56"><text:s/></text:span><text:span text:style-name="T27_57">błędem</text:span><text:span text:style-name="T27_58"><text:s/></text:span><text:span text:style-name="T27_59">animacji</text:span><text:span text:style-name="T27_60">,<text:s/></text:span><text:span text:style-name="T27_61">tak</text:span><text:span text:style-name="T27_62"><text:s/></text:span><text:span text:style-name="T27_63">jak</text:span><text:span text:style-name="T27_64"><text:s/></text:span><text:span text:style-name="T27_65">w</text:span><text:span text:style-name="T27_66"><text:s/></text:span><text:span text:style-name="T27_67">przypadku</text:span><text:span text:style-name="T27_68"><text:s/></text:span><text:span text:style-name="T27_69">Photo</text:span><text:span text:style-name="T27_70"><text:s/></text:span><text:span text:style-name="T27_71">Finish</text:span><text:span text:style-name="T27_72"><text:s/></text:span><text:span text:style-name="T27_73">i</text:span><text:span text:style-name="T27_74"><text:s/></text:span><text:span text:style-name="T27_75">Twilight</text:span><text:span text:style-name="T27_76">.<text:s/></text:span><text:span text:style-name="T27_77">Znaczek</text:span><text:span text:style-name="T27_78"><text:s/></text:span><text:span text:style-name="T27_79">Twilight</text:span><text:span text:style-name="T27_80"><text:s/></text:span><text:span text:style-name="T27_81">jest</text:span><text:span text:style-name="T27_82"><text:s/></text:span><text:span text:style-name="T27_83">obciążony</text:span><text:span text:style-name="T27_84"><text:s/></text:span><text:span text:style-name="T27_85">całkiem</text:span><text:span text:style-name="T27_86"><text:s/></text:span><text:span text:style-name="T27_87">sporym</text:span><text:span text:style-name="T27_88"><text:s/></text:span><text:span text:style-name="T27_89">bagażem</text:span><text:span text:style-name="T27_90"><text:s/></text:span><text:span text:style-name="T27_91">fabularnym</text:span><text:span text:style-name="T27_92"><text:s/></text:span><text:span text:style-name="T27_93">i</text:span><text:span text:style-name="T27_94"><text:s/></text:span><text:span text:style-name="T27_95">byłoby</text:span><text:span text:style-name="T27_96"><text:s/></text:span><text:span text:style-name="T27_97">dość</text:span><text:span text:style-name="T27_98"><text:s/></text:span><text:span text:style-name="T27_99">dziwne</text:span><text:span text:style-name="T27_100">,<text:s/></text:span><text:span text:style-name="T27_101">jakby</text:span><text:span text:style-name="T27_102"><text:s/></text:span><text:span text:style-name="T27_103">fotograf</text:span><text:span text:style-name="T27_104"><text:s/></text:span><text:span text:style-name="T27_105">również</text:span><text:span text:style-name="T27_106"><text:s/></text:span><text:span text:style-name="T27_107">miała</text:span><text:span text:style-name="T27_108"><text:s/></text:span><text:span text:style-name="T27_109">mieć</text:span><text:span text:style-name="T27_110"><text:s/></text:span><text:span text:style-name="T27_111">z</text:span><text:span text:style-name="T27_112"><text:s/></text:span><text:span text:style-name="T27_113">nim</text:span><text:span text:style-name="T27_114"><text:s/></text:span><text:span text:style-name="T27_115">związek</text:span><text:span text:style-name="T27_116">.</text:span></text:p>
      <text:p text:style-name="P28"><text:span text:style-name="T28_1">Czy</text:span><text:span text:style-name="T28_2"><text:s/></text:span><text:span text:style-name="T28_3">znaczki</text:span><text:span text:style-name="T28_4"><text:s/></text:span><text:span text:style-name="T28_5">mogą</text:span><text:span text:style-name="T28_6"><text:s/></text:span><text:span text:style-name="T28_7">się</text:span><text:span text:style-name="T28_8"><text:s/></text:span><text:span text:style-name="T28_9">zmieniać</text:span><text:span text:style-name="T28_10"><text:s/></text:span><text:span text:style-name="T28_11">w</text:span><text:span text:style-name="T28_12"><text:s/></text:span><text:span text:style-name="T28_13">ciągu</text:span><text:span text:style-name="T28_14"><text:s/></text:span><text:span text:style-name="T28_15">życia</text:span><text:span text:style-name="T28_16">?<text:s/></text:span><text:span text:style-name="T28_17">Jedynym</text:span><text:span text:style-name="T28_18"><text:s/></text:span><text:span text:style-name="T28_19">kucykiem</text:span><text:span text:style-name="T28_20">,<text:s/></text:span><text:span text:style-name="T28_21">u</text:span><text:span text:style-name="T28_22"><text:s/></text:span><text:span text:style-name="T28_23">którego</text:span><text:span text:style-name="T28_24"><text:s/></text:span><text:span text:style-name="T28_25">to</text:span><text:span text:style-name="T28_26"><text:s/></text:span><text:span text:style-name="T28_27">widzimy</text:span><text:span text:style-name="T28_28">,<text:s/></text:span><text:span text:style-name="T28_29">to</text:span><text:span text:style-name="T28_30"><text:s/></text:span><text:span text:style-name="T28_31">Luna</text:span><text:span text:style-name="T28_32"><text:s/></text:span><text:span text:style-name="T28_33">i</text:span><text:span text:style-name="T28_34"><text:s/></text:span><text:span text:style-name="T28_35">Nightmare</text:span><text:span text:style-name="T28_36"><text:s/></text:span><text:span text:style-name="T28_37">Moon</text:span><text:span text:style-name="T28_38">.<text:s/></text:span><text:span text:style-name="T28_39">Nie</text:span><text:span text:style-name="T28_40"><text:s/></text:span><text:span text:style-name="T28_41">można</text:span><text:span text:style-name="T28_42"><text:s/></text:span><text:span text:style-name="T28_43">niestety</text:span><text:span text:style-name="T28_44"><text:s/></text:span><text:span text:style-name="T28_45">jednoznacznie</text:span><text:span text:style-name="T28_46"><text:s/></text:span><text:span text:style-name="T28_47">uznać</text:span><text:span text:style-name="T28_48">,<text:s/></text:span><text:span text:style-name="T28_49">czy</text:span><text:span text:style-name="T28_50"><text:s/></text:span><text:span text:style-name="T28_51">taka</text:span><text:span text:style-name="T28_52"><text:s/></text:span><text:span text:style-name="T28_53">sytuacja</text:span><text:span text:style-name="T28_54"><text:s/></text:span><text:span text:style-name="T28_55">jest</text:span><text:span text:style-name="T28_56"><text:s/></text:span><text:span text:style-name="T28_57">powszechna</text:span><text:span text:style-name="T28_58">,<text:s/></text:span><text:span text:style-name="T28_59">gdyż</text:span><text:span text:style-name="T28_60"><text:s/></text:span><text:span text:style-name="T28_61">przypadek</text:span><text:span text:style-name="T28_62"><text:s/></text:span><text:span text:style-name="T28_63">Pani</text:span><text:span text:style-name="T28_64"><text:s/></text:span><text:span text:style-name="T28_65">Nocy</text:span><text:span text:style-name="T28_66"><text:s/></text:span><text:span text:style-name="T28_67">to</text:span><text:span text:style-name="T28_68"><text:s/></text:span><text:span text:style-name="T28_69">rzecz</text:span><text:span text:style-name="T28_70"><text:s/></text:span><text:span text:style-name="T28_71">niezwykle</text:span><text:span text:style-name="T28_72"><text:s/></text:span><text:span text:style-name="T28_73">specyficzna</text:span><text:span text:style-name="T28_74"><text:s/></text:span><text:span text:style-name="T28_75">i</text:span><text:span text:style-name="T28_76"><text:s/></text:span><text:span text:style-name="T28_77">nie</text:span><text:span text:style-name="T28_78"><text:s/></text:span><text:span text:style-name="T28_79">sposób</text:span><text:span text:style-name="T28_80"><text:s/></text:span><text:span text:style-name="T28_81">tego</text:span><text:span text:style-name="T28_82"><text:s/></text:span><text:span text:style-name="T28_83">odnieść</text:span><text:span text:style-name="T28_84"><text:s/></text:span><text:span text:style-name="T28_85">do</text:span><text:span text:style-name="T28_86"><text:s/></text:span><text:span text:style-name="T28_87">pospolitych</text:span><text:span text:style-name="T28_88"><text:s/></text:span><text:span text:style-name="T28_89">kucyków</text:span><text:span text:style-name="T28_90">.<text:s/></text:span><text:span text:style-name="T28_91">Inne</text:span><text:span text:style-name="T28_92"><text:s/></text:span><text:span text:style-name="T28_93">sytuacje</text:span><text:span text:style-name="T28_94"><text:s/></text:span><text:span text:style-name="T28_95">to</text:span><text:span text:style-name="T28_96"><text:s/></text:span><text:span text:style-name="T28_97">raczej</text:span><text:span text:style-name="T28_98"><text:s/></text:span><text:span text:style-name="T28_99">błędy</text:span><text:span text:style-name="T28_100"><text:s/></text:span><text:span text:style-name="T28_101">w</text:span><text:span text:style-name="T28_102"><text:s/></text:span><text:span text:style-name="T28_103">animacji</text:span><text:span text:style-name="T28_104"><text:s/>(</text:span><text:span text:style-name="T28_105">Blueblood</text:span><text:span text:style-name="T28_106">,<text:s/></text:span><text:span text:style-name="T28_107">Soarin</text:span><text:span text:style-name="T28_108">).</text:span></text:p>
      <text:p text:style-name="P29"><text:span text:style-name="T29_1">[</text:span><text:span text:style-name="T29_2">SOARIN</text:span><text:span text:style-name="T29_3">]</text:span></text:p>
      <text:p text:style-name="P30"><text:span text:style-name="T30_1">Nie</text:span><text:span text:style-name="T30_2"><text:s/></text:span><text:span text:style-name="T30_3">wiemy</text:span><text:span text:style-name="T30_4"><text:s/></text:span><text:span text:style-name="T30_5">do</text:span><text:span text:style-name="T30_6"><text:s/></text:span><text:span text:style-name="T30_7">końca</text:span><text:span text:style-name="T30_8">,<text:s/></text:span><text:span text:style-name="T30_9">skąd</text:span><text:span text:style-name="T30_10"><text:s/></text:span><text:span text:style-name="T30_11">biorą</text:span><text:span text:style-name="T30_12"><text:s/></text:span><text:span text:style-name="T30_13">się</text:span><text:span text:style-name="T30_14"><text:s/></text:span><text:span text:style-name="T30_15">znaczki</text:span><text:span text:style-name="T30_16">.<text:s/></text:span><text:span text:style-name="T30_17">To</text:span><text:span text:style-name="T30_18"><text:s/></text:span><text:span text:style-name="T30_19">znaczy</text:span><text:span text:style-name="T30_20">,<text:s/></text:span><text:span text:style-name="T30_21">wyjaśnienia</text:span><text:span text:style-name="T30_22"><text:s/></text:span><text:span text:style-name="T30_23">Cheerilee</text:span><text:span text:style-name="T30_24"><text:s/></text:span><text:span text:style-name="T30_25">i</text:span><text:span text:style-name="T30_26"><text:s/></text:span><text:span text:style-name="T30_27">Twilight</text:span><text:span text:style-name="T30_28"><text:s/></text:span><text:span text:style-name="T30_29">jedynie</text:span><text:span text:style-name="T30_30"><text:s/></text:span><text:span text:style-name="T30_31">ogólnie</text:span><text:span text:style-name="T30_32"><text:s/></text:span><text:span text:style-name="T30_33">ujmują</text:span><text:span text:style-name="T30_34"><text:s/></text:span><text:span text:style-name="T30_35">problem</text:span><text:span text:style-name="T30_36">,<text:s/></text:span><text:span text:style-name="T30_37">nie</text:span><text:span text:style-name="T30_38"><text:s/></text:span><text:span text:style-name="T30_39">wyjaśniając</text:span><text:span text:style-name="T30_40"><text:s/></text:span><text:span text:style-name="T30_41">samego</text:span><text:span text:style-name="T30_42"><text:s/></text:span><text:span text:style-name="T30_43">procesu</text:span><text:span text:style-name="T30_44">.<text:s/></text:span><text:span text:style-name="T30_45">Trochę</text:span><text:span text:style-name="T30_46"><text:s/></text:span><text:span text:style-name="T30_47">szkoda</text:span><text:span text:style-name="T30_48">,<text:s/></text:span><text:span text:style-name="T30_49">bo</text:span><text:span text:style-name="T30_50"><text:s/></text:span><text:span text:style-name="T30_51">to</text:span><text:span text:style-name="T30_52"><text:s/></text:span><text:span text:style-name="T30_53">mogłoby</text:span><text:span text:style-name="T30_54"><text:s/></text:span><text:span text:style-name="T30_55">ostateczne</text:span><text:span text:style-name="T30_56"><text:s/></text:span><text:span text:style-name="T30_57">potwierdzić</text:span><text:span text:style-name="T30_58"><text:s/></text:span><text:span text:style-name="T30_59">naturę</text:span><text:span text:style-name="T30_60"><text:s/></text:span><text:span text:style-name="T30_61">tych</text:span><text:span text:style-name="T30_62"><text:s/></text:span><text:span text:style-name="T30_63">powiązań</text:span><text:span text:style-name="T30_64">.</text:span></text:p>
      <text:p text:style-name="P31"><text:span text:style-name="T31_1">Jak</text:span><text:span text:style-name="T31_2"><text:s/></text:span><text:span text:style-name="T31_3">widać</text:span><text:span text:style-name="T31_4">,<text:s/></text:span><text:span text:style-name="T31_5">to</text:span><text:span text:style-name="T31_6"><text:s/></text:span><text:span text:style-name="T31_7">wszystko</text:span><text:span text:style-name="T31_8"><text:s/></text:span><text:span text:style-name="T31_9">występuje</text:span><text:span text:style-name="T31_10"><text:s/></text:span><text:span text:style-name="T31_11">przy</text:span><text:span text:style-name="T31_12"><text:s/></text:span><text:span text:style-name="T31_13">równoczesnym</text:span><text:span text:style-name="T31_14"><text:s/></text:span><text:span text:style-name="T31_15">zachowaniu</text:span><text:span text:style-name="T31_16"><text:s/></text:span><text:span text:style-name="T31_17">czterech</text:span><text:span text:style-name="T31_18"><text:s/></text:span><text:span text:style-name="T31_19">warunków</text:span><text:span text:style-name="T31_20">,<text:s/></text:span><text:span text:style-name="T31_21">o</text:span><text:span text:style-name="T31_22"><text:s/></text:span><text:span text:style-name="T31_23">których</text:span><text:span text:style-name="T31_24"><text:s/></text:span><text:span text:style-name="T31_25">wspominałem</text:span><text:span text:style-name="T31_26"><text:s/></text:span><text:span text:style-name="T31_27">wcześniej</text:span><text:span text:style-name="T31_28">.<text:s/></text:span><text:span text:style-name="T31_29">Kucyki</text:span><text:span text:style-name="T31_30"><text:s/></text:span><text:span text:style-name="T31_31">w</text:span><text:span text:style-name="T31_32"><text:s/></text:span><text:span text:style-name="T31_33">ramach</text:span><text:span text:style-name="T31_34"><text:s/></text:span><text:span text:style-name="T31_35">jednej</text:span><text:span text:style-name="T31_36"><text:s/></text:span><text:span text:style-name="T31_37">rodziny</text:span><text:span text:style-name="T31_38"><text:s/></text:span><text:span text:style-name="T31_39">mają</text:span><text:span text:style-name="T31_40"><text:s/></text:span><text:span text:style-name="T31_41">nierzadko</text:span><text:span text:style-name="T31_42"><text:s/></text:span><text:span text:style-name="T31_43">nie</text:span><text:span text:style-name="T31_44"><text:s/></text:span><text:span text:style-name="T31_45">tylko</text:span><text:span text:style-name="T31_46"><text:s/></text:span><text:span text:style-name="T31_47">zbliżone</text:span><text:span text:style-name="T31_48"><text:s/></text:span><text:span text:style-name="T31_49">imiona</text:span><text:span text:style-name="T31_50">,<text:s/></text:span><text:span text:style-name="T31_51">aparycje</text:span><text:span text:style-name="T31_52">,<text:s/></text:span><text:span text:style-name="T31_53">ale</text:span><text:span text:style-name="T31_54"><text:s/></text:span><text:span text:style-name="T31_55">także</text:span><text:span text:style-name="T31_56"><text:s/></text:span><text:span text:style-name="T31_57">znaczki</text:span><text:span text:style-name="T31_58">.<text:s/></text:span><text:span text:style-name="T31_59">O</text:span><text:span text:style-name="T31_60"><text:s/></text:span><text:span text:style-name="T31_61">ile</text:span><text:span text:style-name="T31_62"><text:s/></text:span><text:span text:style-name="T31_63">nie</text:span><text:span text:style-name="T31_64"><text:s/></text:span><text:span text:style-name="T31_65">chcę</text:span><text:span text:style-name="T31_66"><text:s/></text:span><text:span text:style-name="T31_67">tutaj</text:span><text:span text:style-name="T31_68"><text:s/></text:span><text:span text:style-name="T31_69">wnikać</text:span><text:span text:style-name="T31_70"><text:s/></text:span><text:span text:style-name="T31_71">w</text:span><text:span text:style-name="T31_72"><text:s/></text:span><text:span text:style-name="T31_73">teorie</text:span><text:span text:style-name="T31_74"><text:s/></text:span><text:span text:style-name="T31_75">dotyczące</text:span><text:span text:style-name="T31_76"><text:s/></text:span><text:span text:style-name="T31_77">sposobu</text:span><text:span text:style-name="T31_78"><text:s/></text:span><text:span text:style-name="T31_79">i</text:span><text:span text:style-name="T31_80"><text:s/></text:span><text:span text:style-name="T31_81">okoliczności</text:span><text:span text:style-name="T31_82"><text:s/></text:span><text:span text:style-name="T31_83">nadania</text:span><text:span text:style-name="T31_84"><text:s/></text:span><text:span text:style-name="T31_85">imion</text:span><text:span text:style-name="T31_86">,<text:s/></text:span><text:span text:style-name="T31_87">to</text:span><text:span text:style-name="T31_88"><text:s/></text:span><text:span text:style-name="T31_89">fascynujące</text:span><text:span text:style-name="T31_90"><text:s/></text:span><text:span text:style-name="T31_91">jest</text:span><text:span text:style-name="T31_92">,<text:s/></text:span><text:span text:style-name="T31_93">że</text:span><text:span text:style-name="T31_94"><text:s/></text:span><text:span text:style-name="T31_95">znaczki</text:span><text:span text:style-name="T31_96">,<text:s/></text:span><text:span text:style-name="T31_97">będące</text:span><text:span text:style-name="T31_98"><text:s/></text:span><text:span text:style-name="T31_99">efektem</text:span><text:span text:style-name="T31_100"><text:s/></text:span><text:span text:style-name="T31_101">jakiegoś</text:span><text:span text:style-name="T31_102"><text:s/></text:span><text:span text:style-name="T31_103">mało</text:span><text:span text:style-name="T31_104"><text:s/></text:span><text:span text:style-name="T31_105">zbadanego</text:span><text:span text:style-name="T31_106"><text:s/></text:span><text:span text:style-name="T31_107">przez</text:span><text:span text:style-name="T31_108"><text:s/></text:span><text:span text:style-name="T31_109">kucyki</text:span><text:span text:style-name="T31_110"><text:s/>„</text:span><text:span text:style-name="T31_111">dotyku</text:span><text:span text:style-name="T31_112"><text:s/></text:span><text:span text:style-name="T31_113">przeznaczenia</text:span><text:span text:style-name="T31_114">”</text:span><text:span text:style-name="T31_115">,<text:s/></text:span><text:span text:style-name="T31_116">sprawiają</text:span><text:span text:style-name="T31_117"><text:s/></text:span><text:span text:style-name="T31_118">wrażenie</text:span><text:span text:style-name="T31_119">,<text:s/></text:span><text:span text:style-name="T31_120">jakby</text:span><text:span text:style-name="T31_121"><text:s/></text:span><text:span text:style-name="T31_122">nadawała</text:span><text:span text:style-name="T31_123"><text:s/></text:span><text:span text:style-name="T31_124">je</text:span><text:span text:style-name="T31_125"><text:s/></text:span><text:span text:style-name="T31_126">jakaś</text:span><text:span text:style-name="T31_127"><text:s/></text:span><text:span text:style-name="T31_128">siła</text:span><text:span text:style-name="T31_129"><text:s/></text:span><text:span text:style-name="T31_130">świadoma</text:span><text:span text:style-name="T31_131">.<text:s/></text:span><text:span text:style-name="T31_132">Twórcy</text:span><text:span text:style-name="T31_133"><text:s/></text:span><text:span text:style-name="T31_134">wykazują</text:span><text:span text:style-name="T31_135"><text:s/></text:span><text:span text:style-name="T31_136">się</text:span><text:span text:style-name="T31_137"><text:s/></text:span><text:span text:style-name="T31_138">pewną</text:span><text:span text:style-name="T31_139"><text:s/></text:span><text:span text:style-name="T31_140">daleko</text:span><text:span text:style-name="T31_141"><text:s/></text:span><text:span text:style-name="T31_142">idącą</text:span><text:span text:style-name="T31_143"><text:s/></text:span><text:span text:style-name="T31_144">konsekwencją</text:span><text:span text:style-name="T31_145">,<text:s/></text:span><text:span text:style-name="T31_146">która</text:span><text:span text:style-name="T31_147"><text:s/></text:span><text:span text:style-name="T31_148">daje</text:span><text:span text:style-name="T31_149"><text:s/></text:span><text:span text:style-name="T31_150">wiele</text:span><text:span text:style-name="T31_151"><text:s/></text:span><text:span text:style-name="T31_152">do</text:span><text:span text:style-name="T31_153"><text:s/></text:span><text:span text:style-name="T31_154">myślenia</text:span><text:span text:style-name="T31_155">.<text:s/></text:span><text:span text:style-name="T31_156">Jest</text:span><text:span text:style-name="T31_157"><text:s/></text:span><text:span text:style-name="T31_158">to</text:span><text:span text:style-name="T31_159"><text:s/></text:span><text:span text:style-name="T31_160">też</text:span><text:span text:style-name="T31_161"><text:s/></text:span><text:span text:style-name="T31_162">przy</text:span><text:span text:style-name="T31_163"><text:s/></text:span><text:span text:style-name="T31_164">okazji</text:span><text:span text:style-name="T31_165"><text:s/></text:span><text:span text:style-name="T31_166">ciekawa</text:span><text:span text:style-name="T31_167"><text:s/></text:span><text:span text:style-name="T31_168">koncepcja</text:span><text:span text:style-name="T31_169">,<text:s/></text:span><text:span text:style-name="T31_170">dodającą</text:span><text:span text:style-name="T31_171"><text:s/></text:span><text:span text:style-name="T31_172">profesjonalizmu</text:span><text:span text:style-name="T31_173"><text:s/></text:span><text:span text:style-name="T31_174">wykreowanemu</text:span><text:span text:style-name="T31_175"><text:s/></text:span><text:span text:style-name="T31_176">przez</text:span><text:span text:style-name="T31_177"><text:s/></text:span><text:span text:style-name="T31_178">nich</text:span><text:span text:style-name="T31_179"><text:s/></text:span><text:span text:style-name="T31_180">uniwersum</text:span><text:span text:style-name="T31_181">.<text:s/></text:span><text:span text:style-name="T31_182">Wszak</text:span><text:span text:style-name="T31_183"><text:s/></text:span><text:span text:style-name="T31_184">gdyby</text:span><text:span text:style-name="T31_185"><text:s/></text:span><text:span text:style-name="T31_186">kucyki</text:span><text:span text:style-name="T31_187"><text:s/></text:span><text:span text:style-name="T31_188">istniały</text:span><text:span text:style-name="T31_189">,<text:s/></text:span><text:span text:style-name="T31_190">to</text:span><text:span text:style-name="T31_191"><text:s/></text:span><text:span text:style-name="T31_192">na</text:span><text:span text:style-name="T31_193"><text:s/></text:span><text:span text:style-name="T31_194">pewno</text:span><text:span text:style-name="T31_195"><text:s/></text:span><text:span text:style-name="T31_196">spotykałyby</text:span><text:span text:style-name="T31_197"><text:s/></text:span><text:span text:style-name="T31_198">się</text:span><text:span text:style-name="T31_199"><text:s/></text:span><text:span text:style-name="T31_200">z</text:span><text:span text:style-name="T31_201"><text:s/></text:span><text:span text:style-name="T31_202">pewnymi</text:span><text:span text:style-name="T31_203"><text:s/></text:span><text:span text:style-name="T31_204">mechanizmami</text:span><text:span text:style-name="T31_205"><text:s/></text:span><text:span text:style-name="T31_206">magicznymi</text:span><text:span text:style-name="T31_207">,<text:s/></text:span><text:span text:style-name="T31_208">które</text:span><text:span text:style-name="T31_209"><text:s/></text:span><text:span text:style-name="T31_210">musiałyby</text:span><text:span text:style-name="T31_211"><text:s/></text:span><text:span text:style-name="T31_212">być</text:span><text:span text:style-name="T31_213"><text:s/></text:span><text:span text:style-name="T31_214">sprzężone</text:span><text:span text:style-name="T31_215"><text:s/></text:span><text:span text:style-name="T31_216">z</text:span><text:span text:style-name="T31_217"><text:s/></text:span><text:span text:style-name="T31_218">biologią</text:span><text:span text:style-name="T31_219">.<text:s/></text:span><text:span text:style-name="T31_220">O</text:span><text:span text:style-name="T31_221"><text:s/></text:span><text:span text:style-name="T31_222">ile</text:span><text:span text:style-name="T31_223"><text:s/></text:span><text:span text:style-name="T31_224">magia</text:span><text:span text:style-name="T31_225"><text:s/></text:span><text:span text:style-name="T31_226">by</text:span><text:span text:style-name="T31_227"><text:s/></text:span><text:span text:style-name="T31_228">była</text:span><text:span text:style-name="T31_229"><text:s/></text:span><text:span text:style-name="T31_230">jeszcze</text:span><text:span text:style-name="T31_231"><text:s/></text:span><text:span text:style-name="T31_232">jedną</text:span><text:span text:style-name="T31_233"><text:s/></text:span><text:span text:style-name="T31_234">siłą</text:span><text:span text:style-name="T31_235"><text:s/></text:span><text:span text:style-name="T31_236">natury</text:span><text:span text:style-name="T31_237">.</text:span></text:p>
      <text:p text:style-name="P32"/>
      <text:p text:style-name="P33"/>
      <text:p text:style-name="P34"><text:span text:style-name="T34_1"><text:tab/></text:span></text:p>
      <text:p text:style-name="P35"><text:span text:style-name="T35_1"><text:tab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